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4.886cm"/>
    </style:style>
    <style:style style:name="co8" style:family="table-column">
      <style:table-column-properties fo:break-before="auto" style:column-width="1.371cm"/>
    </style:style>
    <style:style style:name="co9" style:family="table-column">
      <style:table-column-properties fo:break-before="auto" style:column-width="1.6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152cm"/>
    </style:style>
    <style:style style:name="co15" style:family="table-column">
      <style:table-column-properties fo:break-before="auto" style:column-width="3.29cm"/>
    </style:style>
    <style:style style:name="co16" style:family="table-column">
      <style:table-column-properties fo:break-before="auto" style:column-width="1.236cm"/>
    </style:style>
    <style:style style:name="co17" style:family="table-column">
      <style:table-column-properties fo:break-before="auto" style:column-width="5.948cm"/>
    </style:style>
    <style:style style:name="co18" style:family="table-column">
      <style:table-column-properties fo:break-before="auto" style:column-width="1.496cm"/>
    </style:style>
    <style:style style:name="co19" style:family="table-column">
      <style:table-column-properties fo:break-before="auto" style:column-width="1.5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7cm" fo:break-before="auto" style:use-optimal-row-height="true"/>
    </style:style>
    <style:style style:name="ro4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3">
      <style:table-cell-properties fo:border="0.06pt solid #000000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order="none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19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fo:border="none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112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9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30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31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32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3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3">
      <style:table-cell-properties fo:border="none"/>
      <style:text-properties fo:font-size="9pt" style:font-size-asian="9pt" style:font-size-complex="9pt"/>
    </style:style>
    <style:style style:name="ce36" style:family="table-cell" style:parent-style-name="Default" style:data-style-name="N3">
      <style:text-properties fo:font-size="9pt" style:font-size-asian="9pt" style:font-size-complex="9pt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1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2" style:family="table-cell" style:parent-style-name="Default" style:data-style-name="N3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44" style:family="table-cell" style:parent-style-name="Default" style:data-style-name="N112">
      <style:table-cell-properties fo:border-bottom="0.06pt solid #000000" fo:border-left="none" fo:border-right="0.06pt solid #000000" fo:border-top="0.06pt solid #000000"/>
      <style:text-properties fo:font-size="9pt" style:font-size-asian="9pt" style:font-size-complex="9pt"/>
    </style:style>
    <style:style style:name="ce45" style:family="table-cell" style:parent-style-name="Default" style:data-style-name="N112">
      <style:text-properties fo:font-size="9pt" style:font-size-asian="9pt" style:font-size-complex="9pt"/>
    </style:style>
    <style:style style:name="ce46" style:family="table-cell" style:parent-style-name="Default">
      <style:table-cell-properties fo:border="none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49" style:family="table-cell" style:parent-style-name="Default" style:data-style-name="N3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50" style:family="table-cell" style:parent-style-name="Default" style:data-style-name="N3">
      <style:table-cell-properties fo:border-bottom="none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3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52" style:family="table-cell" style:parent-style-name="Default" style:data-style-name="N3">
      <style:table-cell-properties fo:border-bottom="0.06pt solid #000000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3">
      <style:table-cell-properties fo:border-bottom="none" fo:border-left="0.06pt solid #000000" fo:border-right="0.06pt solid #000000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55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 style:data-style-name="N3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 style:data-style-name="N3">
      <style:table-cell-properties fo:border-bottom="non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112">
      <style:table-cell-properties fo:border-bottom="0.06pt solid #000000" fo:border-left="0.06pt solid #000000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3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60" style:family="table-cell" style:parent-style-name="Default" style:data-style-name="N3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61" style:family="table-cell" style:parent-style-name="Default" style:data-style-name="N3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62" style:family="table-cell" style:parent-style-name="Default" style:data-style-name="N3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63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6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9pt" style:font-size-asian="9pt" style:font-size-complex="9pt"/>
    </style:style>
    <style:style style:name="ce65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color="#ffffff" fo:font-size="9pt" style:font-size-asian="9pt" style:font-size-complex="9pt"/>
    </style:style>
    <style:style style:name="ce66" style:family="table-cell" style:parent-style-name="Default" style:data-style-name="N3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7" style:family="table-cell" style:parent-style-name="Default" style:data-style-name="N112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68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12"/>
    <style:style style:name="ce70" style:family="table-cell" style:parent-style-name="Default" style:data-style-name="N112">
      <style:text-properties fo:font-weight="bold" style:font-weight-asian="bold" style:font-weight-complex="bold"/>
    </style:style>
    <style:style style:name="ce71" style:family="table-cell" style:parent-style-name="Default" style:data-style-name="N112">
      <style:table-cell-properties fo:background-color="#000000"/>
      <style:text-properties fo:color="#e6e6ff" fo:font-weight="bold" style:font-weight-asian="bold" style:font-weight-complex="bold"/>
    </style:style>
    <style:style style:name="ce72" style:family="table-cell" style:parent-style-name="Default" style:data-style-name="N112">
      <style:table-cell-properties fo:background-color="#000000"/>
      <style:text-properties fo:color="#ffffff"/>
    </style:style>
    <style:style style:name="ce73" style:family="table-cell" style:parent-style-name="Default" style:data-style-name="N112">
      <style:table-cell-properties fo:background-color="#000000"/>
      <style:text-properties fo:color="#ffffff" fo:font-weight="bold" style:font-weight-asian="bold" style:font-weight-complex="bold"/>
    </style:style>
    <style:style style:name="ce74" style:family="table-cell" style:parent-style-name="Default" style:data-style-name="N112">
      <style:table-cell-properties fo:border="none"/>
      <style:text-properties fo:font-size="9pt" style:font-size-asian="9pt" style:font-size-complex="9pt"/>
    </style:style>
  </office:automatic-styles>
  <office:body>
    <office:spreadsheet>
      <table:table table:name="Sales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</table:table-row>
      </table:table>
      <table:table table:name="Equipme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Original Cost</text:p>
          </table:table-cell>
          <table:table-cell office:value-type="string">
            <text:p>Residual Value</text:p>
          </table:table-cell>
          <table:table-cell office:value-type="string">
            <text:p>Expected Life</text:p>
          </table:table-cell>
          <table:table-cell office:value-type="string">
            <text:p>Depreciation</text:p>
          </table:table-cell>
          <table:table-cell/>
          <table:table-cell office:value-type="string">
            <text:p>Original Cost</text:p>
          </table:table-cell>
          <table:table-cell office:value-type="string">
            <text:p>Residual Value</text:p>
          </table:table-cell>
          <table:table-cell office:value-type="string">
            <text:p>Expected Life</text:p>
          </table:table-cell>
          <table:table-cell office:value-type="string">
            <text:p>Depreciation</text:p>
          </table:table-cell>
        </table:table-row>
        <table:table-row table:style-name="ro1">
          <table:table-cell table:formula="of:=['Cash Flow Year 1'.C34]" office:value-type="float" office:value="7750">
            <text:p>775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([.A2]-[.B2])/[.C2]" office:value-type="float" office:value="1530">
            <text:p>1530</text:p>
          </table:table-cell>
          <table:table-cell/>
          <table:table-cell table:formula="of:=['Cash Flow Year 2'.C34]+[.A2]" office:value-type="float" office:value="9250">
            <text:p>925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([.F2]-[.G2])/[.H2]" office:value-type="float" office:value="1830">
            <text:p>1830</text:p>
          </table:table-cell>
        </table:table-row>
        <table:table-row table:style-name="ro1">
          <table:table-cell table:formula="of:=['Cash Flow Year 1'.C35]" office:value-type="float" office:value="1750">
            <text:p>17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([.A3]-[.B3])/[.C3]" office:value-type="float" office:value="750">
            <text:p>750</text:p>
          </table:table-cell>
          <table:table-cell/>
          <table:table-cell table:formula="of:=['Cash Flow Year 2'.C35]+[.A3]" office:value-type="float" office:value="2750">
            <text:p>27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([.F3]-[.G3])/[.H3]" office:value-type="float" office:value="1250">
            <text:p>1250</text:p>
          </table:table-cell>
        </table:table-row>
      </table:table>
      <table:table table:name="Salaries" table:style-name="ta1">
        <table:table-column table:style-name="co6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office:value-type="float" office:value="20000">
            <text:p>20,000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2:.B8];[.C2:.C8])/12" office:value-type="float" office:value="9416.66666666667">
            <text:p>9,417</text:p>
          </table:table-cell>
          <table:table-cell table:style-name="ce6" table:formula="of:=SUMPRODUCT([.B2:.B8];[.D2:.D8])/12" office:value-type="float" office:value="9416.66666666667">
            <text:p>9,417</text:p>
          </table:table-cell>
          <table:table-cell table:style-name="ce6" table:formula="of:=SUMPRODUCT([.B2:.B8];[.E2:.E8])/12" office:value-type="float" office:value="9416.66666666667">
            <text:p>9,417</text:p>
          </table:table-cell>
          <table:table-cell table:style-name="ce6" table:formula="of:=SUMPRODUCT([.B2:.B8];[.F2:.F8])/12" office:value-type="float" office:value="9416.66666666667">
            <text:p>9,417</text:p>
          </table:table-cell>
          <table:table-cell table:style-name="ce6" table:formula="of:=SUMPRODUCT([.B2:.B8];[.G2:.G8])/12" office:value-type="float" office:value="11083.3333333333">
            <text:p>11,083</text:p>
          </table:table-cell>
          <table:table-cell table:style-name="ce6" table:formula="of:=SUMPRODUCT([.B2:.B8];[.H2:.H8])/12" office:value-type="float" office:value="11083.3333333333">
            <text:p>11,083</text:p>
          </table:table-cell>
          <table:table-cell table:style-name="ce6" table:formula="of:=SUMPRODUCT([.B2:.B8];[.I2:.I8])/12" office:value-type="float" office:value="11083.3333333333">
            <text:p>11,083</text:p>
          </table:table-cell>
          <table:table-cell table:style-name="ce6" table:formula="of:=SUMPRODUCT([.B2:.B8];[.J2:.J8])/12" office:value-type="float" office:value="11083.3333333333">
            <text:p>11,083</text:p>
          </table:table-cell>
          <table:table-cell table:style-name="ce6" table:formula="of:=SUMPRODUCT([.B2:.B8];[.K2:.K8])/12" office:value-type="float" office:value="11083.3333333333">
            <text:p>11,083</text:p>
          </table:table-cell>
          <table:table-cell table:style-name="ce6" table:formula="of:=SUMPRODUCT([.B2:.B8];[.L2:.L8])/12" office:value-type="float" office:value="12166.6666666667">
            <text:p>12,167</text:p>
          </table:table-cell>
          <table:table-cell table:style-name="ce6" table:formula="of:=SUMPRODUCT([.B2:.B8];[.M2:.M8])/12" office:value-type="float" office:value="12166.6666666667">
            <text:p>12,167</text:p>
          </table:table-cell>
          <table:table-cell table:style-name="ce11" table:formula="of:=SUMPRODUCT([.B2:.B8];[.N2:.N8])/12" office:value-type="float" office:value="12166.6666666667">
            <text:p>12,167</text:p>
          </table:table-cell>
          <table:table-cell table:style-name="ce4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 and Loss Year 1" table:style-name="ta1">
        <table:table-column table:style-name="co7" table:default-cell-style-name="ce25"/>
        <table:table-column table:style-name="co8" table:default-cell-style-name="ce25"/>
        <table:table-column table:style-name="co9" table:number-columns-repeated="12" table:default-cell-style-name="ce25"/>
        <table:table-column table:style-name="co10" table:number-columns-repeated="2" table:default-cell-style-name="ce25"/>
        <table:table-column table:style-name="co1" table:number-columns-repeated="1008" table:default-cell-style-name="ce25"/>
        <table:table-row table:style-name="ro3">
          <table:table-cell table:style-name="ce12"/>
          <table:table-cell table:style-name="ce26"/>
          <table:table-cell table:style-name="ce26" office:value-type="string">
            <text:p>January</text:p>
          </table:table-cell>
          <table:table-cell table:style-name="ce26" office:value-type="string">
            <text:p>February</text:p>
          </table:table-cell>
          <table:table-cell table:style-name="ce26" office:value-type="string">
            <text:p>March</text:p>
          </table:table-cell>
          <table:table-cell table:style-name="ce26" office:value-type="string">
            <text:p>April</text:p>
          </table:table-cell>
          <table:table-cell table:style-name="ce26" office:value-type="string">
            <text:p>May</text:p>
          </table:table-cell>
          <table:table-cell table:style-name="ce26" office:value-type="string">
            <text:p>June</text:p>
          </table:table-cell>
          <table:table-cell table:style-name="ce26" office:value-type="string">
            <text:p>July</text:p>
          </table:table-cell>
          <table:table-cell table:style-name="ce26" office:value-type="string">
            <text:p>August</text:p>
          </table:table-cell>
          <table:table-cell table:style-name="ce32" office:value-type="string">
            <text:p>Sptmber</text:p>
          </table:table-cell>
          <table:table-cell table:style-name="ce26" office:value-type="string">
            <text:p>October</text:p>
          </table:table-cell>
          <table:table-cell table:style-name="ce26" office:value-type="string">
            <text:p>November</text:p>
          </table:table-cell>
          <table:table-cell table:style-name="ce38" office:value-type="string">
            <text:p>December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Sales</text:p>
          </table:table-cell>
          <table:table-cell table:style-name="ce18"/>
          <table:table-cell table:style-name="ce34" table:number-columns-repeated="11"/>
          <table:table-cell table:style-name="ce39"/>
          <table:table-cell table:number-columns-repeated="1010"/>
        </table:table-row>
        <table:table-row table:style-name="ro1">
          <table:table-cell table:style-name="ce14" office:value-type="string">
            <text:p>Mobile Platform Set-Up (OTC)</text:p>
          </table:table-cell>
          <table:table-cell table:style-name="ce14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style-name="ce40" office:value-type="float" office:value="75">
            <text:p>75</text:p>
          </table:table-cell>
          <table:table-cell table:style-name="Default" table:number-columns-repeated="2"/>
          <table:table-cell/>
          <table:table-cell table:style-name="ce46"/>
          <table:table-cell table:number-columns-repeated="1006"/>
        </table:table-row>
        <table:table-row table:style-name="ro1">
          <table:table-cell table:style-name="ce14" office:value-type="string">
            <text:p>Social Media Presence (MLC)</text:p>
          </table:table-cell>
          <table:table-cell table:style-name="ce14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style-name="ce40" office:value-type="float" office:value="55">
            <text:p>55</text:p>
          </table:table-cell>
          <table:table-cell table:style-name="Default" table:number-columns-repeated="2"/>
          <table:table-cell/>
          <table:table-cell table:style-name="ce46"/>
          <table:table-cell table:number-columns-repeated="1006"/>
        </table:table-row>
        <table:table-row table:style-name="ro1">
          <table:table-cell table:style-name="ce14" office:value-type="string">
            <text:p>Small Business Package (OTC)</text:p>
          </table:table-cell>
          <table:table-cell table:style-name="ce14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style-name="ce40" office:value-type="float" office:value="42">
            <text:p>42</text:p>
          </table:table-cell>
          <table:table-cell table:style-name="Default" table:number-columns-repeated="2"/>
          <table:table-cell/>
          <table:table-cell table:style-name="ce46"/>
          <table:table-cell table:number-columns-repeated="1006"/>
        </table:table-row>
        <table:table-row table:style-name="ro1">
          <table:table-cell table:style-name="ce14" office:value-type="string">
            <text:p>Basic CRM (MLC)</text:p>
          </table:table-cell>
          <table:table-cell table:style-name="ce14"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style-name="ce40" office:value-type="float" office:value="125">
            <text:p>125</text:p>
          </table:table-cell>
          <table:table-cell table:style-name="Default" table:number-columns-repeated="2"/>
          <table:table-cell/>
          <table:table-cell table:style-name="ce46"/>
          <table:table-cell table:number-columns-repeated="1006"/>
        </table:table-row>
        <table:table-row table:style-name="ro1">
          <table:table-cell table:style-name="ce14" office:value-type="string">
            <text:p>Forecasting System (MLC)</text:p>
          </table:table-cell>
          <table:table-cell table:style-name="ce27" office:value-type="float" office:value="100">
            <text:p>100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style-name="ce40" office:value-type="float" office:value="35">
            <text:p>35</text:p>
          </table:table-cell>
          <table:table-cell table:style-name="Default" table:number-columns-repeated="2"/>
          <table:table-cell/>
          <table:table-cell table:style-name="ce46"/>
          <table:table-cell table:number-columns-repeated="1006"/>
        </table:table-row>
        <table:table-row table:style-name="ro4">
          <table:table-cell table:style-name="ce15" office:value-type="string">
            <text:p>Total Sales</text:p>
          </table:table-cell>
          <table:table-cell table:style-name="ce28"/>
          <table:table-cell table:style-name="ce26" table:formula="of:=SUMPRODUCT([.B3:.B7];[.C3:.C7])" office:value-type="float" office:value="0">
            <text:p>0</text:p>
          </table:table-cell>
          <table:table-cell table:style-name="ce26" table:formula="of:=SUMPRODUCT([.B3:.B7];[.D3:.D7])" office:value-type="float" office:value="0">
            <text:p>0</text:p>
          </table:table-cell>
          <table:table-cell table:style-name="ce26" table:formula="of:=SUMPRODUCT([.B3:.B7];[.E3:.E7])" office:value-type="float" office:value="4415">
            <text:p>4415</text:p>
          </table:table-cell>
          <table:table-cell table:style-name="ce26" table:formula="of:=SUMPRODUCT([.B3:.B7];[.F3:.F7])" office:value-type="float" office:value="6390">
            <text:p>6390</text:p>
          </table:table-cell>
          <table:table-cell table:style-name="ce26" table:formula="of:=SUMPRODUCT([.B3:.B7];[.G3:.G7])" office:value-type="float" office:value="7055">
            <text:p>7055</text:p>
          </table:table-cell>
          <table:table-cell table:style-name="ce26" table:formula="of:=SUMPRODUCT([.B2:.B7];[.H2:.H7])" office:value-type="float" office:value="9120">
            <text:p>9120</text:p>
          </table:table-cell>
          <table:table-cell table:style-name="ce26" table:formula="of:=SUMPRODUCT([.B3:.B7];[.I3:.I7])" office:value-type="float" office:value="10725">
            <text:p>10725</text:p>
          </table:table-cell>
          <table:table-cell table:style-name="ce26" table:formula="of:=SUMPRODUCT([.B3:.B7];[.J3:.J7])" office:value-type="float" office:value="14695">
            <text:p>14695</text:p>
          </table:table-cell>
          <table:table-cell table:style-name="ce26" table:formula="of:=SUMPRODUCT([.B3:.B7];[.K3:.K7])" office:value-type="float" office:value="19670">
            <text:p>19670</text:p>
          </table:table-cell>
          <table:table-cell table:style-name="ce26" table:formula="of:=SUMPRODUCT([.B3:.B7];[.L3:.L7])" office:value-type="float" office:value="20115">
            <text:p>20115</text:p>
          </table:table-cell>
          <table:table-cell table:style-name="ce26" table:formula="of:=SUMPRODUCT([.B3:.B7];[.M3:.M7])" office:value-type="float" office:value="27310">
            <text:p>27310</text:p>
          </table:table-cell>
          <table:table-cell table:style-name="ce38" table:formula="of:=SUMPRODUCT([.B2:.B7];[.N2:.N7])" office:value-type="float" office:value="33075">
            <text:p>33075</text:p>
          </table:table-cell>
          <table:table-cell table:number-columns-repeated="1010"/>
        </table:table-row>
        <table:table-row table:style-name="ro4">
          <table:table-cell table:style-name="ce16"/>
          <table:table-cell table:number-columns-repeated="12"/>
          <table:table-cell table:style-name="ce40"/>
          <table:table-cell table:number-columns-repeated="1010"/>
        </table:table-row>
        <table:table-row table:style-name="ro4">
          <table:table-cell table:style-name="ce17" office:value-type="string">
            <text:p>Overhead Costs</text:p>
          </table:table-cell>
          <table:table-cell table:number-columns-repeated="12"/>
          <table:table-cell table:style-name="ce40"/>
          <table:table-cell table:number-columns-repeated="1010"/>
        </table:table-row>
        <table:table-row table:style-name="ro4">
          <table:table-cell table:style-name="ce18" office:value-type="string">
            <text:p>Director</text:p>
          </table:table-cell>
          <table:table-cell table:style-name="ce29" office:value-type="float" office:value="20000">
            <text:p>20,000</text:p>
          </table:table-cell>
          <table:table-cell table:number-columns-repeated="11" table:style-name="ce34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System Develop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Mobile Develop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Support</text:p>
          </table:table-cell>
          <table:table-cell table:style-name="ce19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Marketing Manag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Sales Team</text:p>
          </table:table-cell>
          <table:table-cell table:style-name="ce19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Cleaner</text:p>
          </table:table-cell>
          <table:table-cell table:style-name="ce19"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9" office:value-type="string">
            <text:p>Salaries</text:p>
          </table:table-cell>
          <table:table-cell table:style-name="ce30"/>
          <table:table-cell table:style-name="ce32" table:formula="of:=SUMPRODUCT([.B11:.B17];[.C11:.C17])/12" office:value-type="float" office:value="11083.3333333333">
            <text:p>11,083</text:p>
          </table:table-cell>
          <table:table-cell table:style-name="ce32" table:formula="of:=SUMPRODUCT([.B11:.B17];[.D11:.D17])/12" office:value-type="float" office:value="11083.3333333333">
            <text:p>11,083</text:p>
          </table:table-cell>
          <table:table-cell table:style-name="ce32" table:formula="of:=SUMPRODUCT([.B11:.B17];[.E11:.E17])/12" office:value-type="float" office:value="11083.3333333333">
            <text:p>11,083</text:p>
          </table:table-cell>
          <table:table-cell table:style-name="ce32" table:formula="of:=SUMPRODUCT([.B11:.B17];[.F11:.F17])/12" office:value-type="float" office:value="11083.3333333333">
            <text:p>11,083</text:p>
          </table:table-cell>
          <table:table-cell table:style-name="ce32" table:formula="of:=SUMPRODUCT([.B11:.B17];[.G11:.G17])/12" office:value-type="float" office:value="11083.3333333333">
            <text:p>11,083</text:p>
          </table:table-cell>
          <table:table-cell table:style-name="ce32" table:formula="of:=SUMPRODUCT([.B11:.B17];[.H11:.H17])/12" office:value-type="float" office:value="11083.3333333333">
            <text:p>11,083</text:p>
          </table:table-cell>
          <table:table-cell table:style-name="ce32" table:formula="of:=SUMPRODUCT([.B11:.B17];[.I11:.I17])/12" office:value-type="float" office:value="12750">
            <text:p>12,750</text:p>
          </table:table-cell>
          <table:table-cell table:style-name="ce32" table:formula="of:=SUMPRODUCT([.B11:.B17];[.J11:.J17])/12" office:value-type="float" office:value="12750">
            <text:p>12,750</text:p>
          </table:table-cell>
          <table:table-cell table:style-name="ce32" table:formula="of:=SUMPRODUCT([.B11:.B17];[.K11:.K17])/12" office:value-type="float" office:value="12750">
            <text:p>12,750</text:p>
          </table:table-cell>
          <table:table-cell table:style-name="ce32" table:formula="of:=SUMPRODUCT([.B11:.B17];[.L11:.L17])/12" office:value-type="float" office:value="13833.3333333333">
            <text:p>13,833</text:p>
          </table:table-cell>
          <table:table-cell table:style-name="ce32" table:formula="of:=SUMPRODUCT([.B11:.B17];[.M11:.M17])/12" office:value-type="float" office:value="15500">
            <text:p>15,500</text:p>
          </table:table-cell>
          <table:table-cell table:style-name="ce41" table:formula="of:=SUMPRODUCT([.B11:.B17];[.N11:.N17])/12" office:value-type="float" office:value="17500">
            <text:p>17,500</text:p>
          </table:table-cell>
          <table:table-cell table:style-name="ce36" table:number-columns-repeated="1010"/>
        </table:table-row>
        <table:table-row table:style-name="ro4">
          <table:table-cell table:style-name="ce19" office:value-type="string">
            <text:p>On-Costs</text:p>
          </table:table-cell>
          <table:table-cell table:style-name="ce31" office:value-type="percentage" office:value="0.15">
            <text:p>15%</text:p>
          </table:table-cell>
          <table:table-cell table:style-name="ce35" table:formula="of:=[.C18]*0.15" office:value-type="float" office:value="1662.5">
            <text:p>1,663</text:p>
          </table:table-cell>
          <table:table-cell table:style-name="ce35" table:formula="of:=[.D18]*0.15" office:value-type="float" office:value="1662.5">
            <text:p>1,663</text:p>
          </table:table-cell>
          <table:table-cell table:style-name="ce35" table:formula="of:=[.E18]*0.15" office:value-type="float" office:value="1662.5">
            <text:p>1,663</text:p>
          </table:table-cell>
          <table:table-cell table:style-name="ce35" table:formula="of:=[.F18]*0.15" office:value-type="float" office:value="1662.5">
            <text:p>1,663</text:p>
          </table:table-cell>
          <table:table-cell table:style-name="ce35" table:formula="of:=[.G18]*0.15" office:value-type="float" office:value="1662.5">
            <text:p>1,663</text:p>
          </table:table-cell>
          <table:table-cell table:style-name="ce35" table:formula="of:=[.H18]*0.15" office:value-type="float" office:value="1662.5">
            <text:p>1,663</text:p>
          </table:table-cell>
          <table:table-cell table:style-name="ce35" table:formula="of:=[.I18]*0.15" office:value-type="float" office:value="1912.5">
            <text:p>1,913</text:p>
          </table:table-cell>
          <table:table-cell table:style-name="ce35" table:formula="of:=[.J18]*0.15" office:value-type="float" office:value="1912.5">
            <text:p>1,913</text:p>
          </table:table-cell>
          <table:table-cell table:style-name="ce35" table:formula="of:=[.K18]*0.15" office:value-type="float" office:value="1912.5">
            <text:p>1,913</text:p>
          </table:table-cell>
          <table:table-cell table:style-name="ce35" table:formula="of:=[.L18]*0.15" office:value-type="float" office:value="2075">
            <text:p>2,075</text:p>
          </table:table-cell>
          <table:table-cell table:style-name="ce35" table:formula="of:=[.M18]*0.15" office:value-type="float" office:value="2325">
            <text:p>2,325</text:p>
          </table:table-cell>
          <table:table-cell table:style-name="ce42" table:formula="of:=[.N18]*0.15" office:value-type="float" office:value="2625">
            <text:p>2,625</text:p>
          </table:table-cell>
          <table:table-cell table:style-name="ce36" table:number-columns-repeated="1009"/>
          <table:table-cell table:style-name="ce35"/>
        </table:table-row>
        <table:table-row table:style-name="ro4">
          <table:table-cell table:style-name="ce20" office:value-type="string">
            <text:p>Rent</text:p>
          </table:table-cell>
          <table:table-cell table:style-name="ce14" table:formula="of:=SUM([.C20:.N20])" office:value-type="float" office:value="6000">
            <text:p>6000</text:p>
          </table:table-cell>
          <table:table-cell table:number-columns-repeated="11" office:value-type="float" office:value="500">
            <text:p>500</text:p>
          </table:table-cell>
          <table:table-cell table:style-name="ce40" office:value-type="float" office:value="500">
            <text:p>50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Telephone</text:p>
          </table:table-cell>
          <table:table-cell table:style-name="ce14"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40" office:value-type="float" office:value="45">
            <text:p>45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ISP</text:p>
          </table:table-cell>
          <table:table-cell table:style-name="ce14"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40" office:value-type="float" office:value="32">
            <text:p>32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Electricity</text:p>
          </table:table-cell>
          <table:table-cell table:style-name="ce14"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0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Gas</text:p>
          </table:table-cell>
          <table:table-cell table:style-name="ce14"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40" office:value-type="float" office:value="24">
            <text:p>24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Legal</text:p>
          </table:table-cell>
          <table:table-cell table:style-name="ce14"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40" office:value-type="float" office:value="56">
            <text:p>56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Accountants</text:p>
          </table:table-cell>
          <table:table-cell table:style-name="ce14"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40" office:value-type="float" office:value="42">
            <text:p>42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Bank Charges</text:p>
          </table:table-cell>
          <table:table-cell table:style-name="ce14" table:formula="of:=SUM([.C27:.N27])" office:value-type="float" office:value="6600">
            <text:p>6600</text:p>
          </table:table-cell>
          <table:table-cell table:number-columns-repeated="11" table:style-name="ce36" office:value-type="float" office:value="550">
            <text:p>550</text:p>
          </table:table-cell>
          <table:table-cell table:style-name="ce42" office:value-type="float" office:value="550">
            <text:p>5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Travel</text:p>
          </table:table-cell>
          <table:table-cell table:style-name="ce14" table:formula="of:=SUM([.C28:.N28])" office:value-type="float" office:value="2160">
            <text:p>2160</text:p>
          </table:table-cell>
          <table:table-cell table:number-columns-repeated="11" office:value-type="float" office:value="180">
            <text:p>180</text:p>
          </table:table-cell>
          <table:table-cell table:style-name="ce40" office:value-type="float" office:value="180">
            <text:p>18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Advertising</text:p>
          </table:table-cell>
          <table:table-cell table:style-name="ce14" table:formula="of:=SUM([.C29:.N29])" office:value-type="float" office:value="5400">
            <text:p>5400</text:p>
          </table:table-cell>
          <table:table-cell table:number-columns-repeated="11" office:value-type="float" office:value="450">
            <text:p>450</text:p>
          </table:table-cell>
          <table:table-cell table:style-name="ce40" office:value-type="float" office:value="450">
            <text:p>4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Loans</text:p>
          </table:table-cell>
          <table:table-cell table:style-name="ce14" table:formula="of:=SUM([.C30:.N30])" office:value-type="float" office:value="4200">
            <text:p>4200</text:p>
          </table:table-cell>
          <table:table-cell table:number-columns-repeated="11" office:value-type="float" office:value="350">
            <text:p>350</text:p>
          </table:table-cell>
          <table:table-cell table:style-name="ce40" office:value-type="float" office:value="350">
            <text:p>3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Insurance</text:p>
          </table:table-cell>
          <table:table-cell table:style-name="ce14" table:formula="of:=SUM([.C31:.N31])" office:value-type="float" office:value="2400">
            <text:p>2400</text:p>
          </table:table-cell>
          <table:table-cell table:number-columns-repeated="11" office:value-type="float" office:value="200">
            <text:p>200</text:p>
          </table:table-cell>
          <table:table-cell table:style-name="ce40" office:value-type="float" office:value="200">
            <text:p>20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Employer Liability</text:p>
          </table:table-cell>
          <table:table-cell table:style-name="ce14"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0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Depreciation (Computer)</text:p>
          </table:table-cell>
          <table:table-cell table:style-name="ce14"/>
          <table:table-cell table:formula="of:=[Equipment.D2]" office:value-type="float" office:value="1530">
            <text:p>1530</text:p>
          </table:table-cell>
          <table:table-cell table:number-columns-repeated="10"/>
          <table:table-cell table:style-name="ce40"/>
          <table:table-cell table:number-columns-repeated="1010"/>
        </table:table-row>
        <table:table-row table:style-name="ro4">
          <table:table-cell table:style-name="ce21" office:value-type="string">
            <text:p>Depreciation (Mobile Hardware)</text:p>
          </table:table-cell>
          <table:table-cell table:style-name="ce27"/>
          <table:table-cell table:style-name="ce37" table:formula="of:=[Equipment.D3]" office:value-type="float" office:value="750">
            <text:p>750</text:p>
          </table:table-cell>
          <table:table-cell table:style-name="ce37" table:number-columns-repeated="10"/>
          <table:table-cell table:style-name="ce43"/>
          <table:table-cell table:number-columns-repeated="1010"/>
        </table:table-row>
        <table:table-row table:style-name="ro4">
          <table:table-cell table:style-name="ce22"/>
          <table:table-cell table:number-columns-repeated="12"/>
          <table:table-cell table:style-name="ce40"/>
          <table:table-cell table:number-columns-repeated="1010"/>
        </table:table-row>
        <table:table-row table:style-name="ro4">
          <table:table-cell table:style-name="ce23" office:value-type="string">
            <text:p>Total Costs</text:p>
          </table:table-cell>
          <table:table-cell table:style-name="ce32"/>
          <table:table-cell table:style-name="ce32" table:formula="of:=SUM([.C18:.C34])" office:value-type="float" office:value="17554.8333333333">
            <text:p>17,555</text:p>
          </table:table-cell>
          <table:table-cell table:style-name="ce32" table:formula="of:=SUM([.D18:.D34])" office:value-type="float" office:value="15274.8333333333">
            <text:p>15,275</text:p>
          </table:table-cell>
          <table:table-cell table:style-name="ce32" table:formula="of:=SUM([.E18:.E34])" office:value-type="float" office:value="15274.8333333333">
            <text:p>15,275</text:p>
          </table:table-cell>
          <table:table-cell table:style-name="ce32" table:formula="of:=SUM([.F18:.F34])" office:value-type="float" office:value="15274.8333333333">
            <text:p>15,275</text:p>
          </table:table-cell>
          <table:table-cell table:style-name="ce32" table:formula="of:=SUM([.G18:.G34])" office:value-type="float" office:value="15274.8333333333">
            <text:p>15,275</text:p>
          </table:table-cell>
          <table:table-cell table:style-name="ce32" table:formula="of:=SUM([.H18:.H34])" office:value-type="float" office:value="15274.8333333333">
            <text:p>15,275</text:p>
          </table:table-cell>
          <table:table-cell table:style-name="ce32" table:formula="of:=SUM([.I18:.I34])" office:value-type="float" office:value="17191.5">
            <text:p>17,192</text:p>
          </table:table-cell>
          <table:table-cell table:style-name="ce32" table:formula="of:=SUM([.J18:.J34])" office:value-type="float" office:value="17191.5">
            <text:p>17,192</text:p>
          </table:table-cell>
          <table:table-cell table:style-name="ce32" table:formula="of:=SUM([.K18:.K34])" office:value-type="float" office:value="17191.5">
            <text:p>17,192</text:p>
          </table:table-cell>
          <table:table-cell table:style-name="ce32" table:formula="of:=SUM([.L18:.L34])" office:value-type="float" office:value="18437.3333333333">
            <text:p>18,437</text:p>
          </table:table-cell>
          <table:table-cell table:style-name="ce32" table:formula="of:=SUM([.M18:.M34])" office:value-type="float" office:value="20336">
            <text:p>20,336</text:p>
          </table:table-cell>
          <table:table-cell table:style-name="ce41" table:formula="of:=SUM([.N18:.N34])" office:value-type="float" office:value="22654">
            <text:p>22,654</text:p>
          </table:table-cell>
          <table:table-cell table:style-name="ce36" table:number-columns-repeated="1010"/>
        </table:table-row>
        <table:table-row table:style-name="ro4">
          <table:table-cell table:style-name="ce16"/>
          <table:table-cell table:number-columns-repeated="12"/>
          <table:table-cell table:style-name="ce40"/>
          <table:table-cell table:number-columns-repeated="1010"/>
        </table:table-row>
        <table:table-row table:style-name="ro4">
          <table:table-cell table:style-name="ce24" office:value-type="string">
            <text:p>P/L</text:p>
          </table:table-cell>
          <table:table-cell table:style-name="ce33"/>
          <table:table-cell table:style-name="ce33" table:formula="of:=[.B38]+([.C8]-[.C36])" office:value-type="float" office:value="-17554.8333333333">
            <text:p>-17,555</text:p>
          </table:table-cell>
          <table:table-cell table:style-name="ce33" table:formula="of:=[.C38]+([.D8]-[.D36])" office:value-type="float" office:value="-32829.6666666667">
            <text:p>-32,830</text:p>
          </table:table-cell>
          <table:table-cell table:style-name="ce33" table:formula="of:=[.D38]+([.E8]-[.E36])" office:value-type="float" office:value="-43689.5">
            <text:p>-43,690</text:p>
          </table:table-cell>
          <table:table-cell table:style-name="ce33" table:formula="of:=[.E38]+([.F8]-[.F36])" office:value-type="float" office:value="-52574.3333333333">
            <text:p>-52,574</text:p>
          </table:table-cell>
          <table:table-cell table:style-name="ce33" table:formula="of:=[.F38]+([.G8]-[.G36])" office:value-type="float" office:value="-60794.1666666667">
            <text:p>-60,794</text:p>
          </table:table-cell>
          <table:table-cell table:style-name="ce33" table:formula="of:=[.G38]+([.H8]-[.H36])" office:value-type="float" office:value="-66949">
            <text:p>-66,949</text:p>
          </table:table-cell>
          <table:table-cell table:style-name="ce33" table:formula="of:=[.H38]+([.I8]-[.I36])" office:value-type="float" office:value="-73415.5">
            <text:p>-73,416</text:p>
          </table:table-cell>
          <table:table-cell table:style-name="ce33" table:formula="of:=[.I38]+([.J8]-[.J36])" office:value-type="float" office:value="-75912">
            <text:p>-75,912</text:p>
          </table:table-cell>
          <table:table-cell table:style-name="ce33" table:formula="of:=[.J38]+([.K8]-[.K36])" office:value-type="float" office:value="-73433.5">
            <text:p>-73,434</text:p>
          </table:table-cell>
          <table:table-cell table:style-name="ce33" table:formula="of:=[.K38]+([.L8]-[.L36])" office:value-type="float" office:value="-71755.8333333333">
            <text:p>-71,756</text:p>
          </table:table-cell>
          <table:table-cell table:style-name="ce33" table:formula="of:=[.L38]+([.M8]-[.M36])" office:value-type="float" office:value="-64781.8333333334">
            <text:p>-64,782</text:p>
          </table:table-cell>
          <table:table-cell table:style-name="ce44" table:formula="of:=[.M38]+([.N8]-[.N36])" office:value-type="float" office:value="-54360.8333333333">
            <text:p>-54,361</text:p>
          </table:table-cell>
          <table:table-cell table:style-name="ce45" table:number-columns-repeated="101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t and Loss Year 2" table:style-name="ta1">
        <table:table-column table:style-name="co7" table:default-cell-style-name="ce25"/>
        <table:table-column table:style-name="co8" table:default-cell-style-name="ce25"/>
        <table:table-column table:style-name="co9" table:number-columns-repeated="12" table:default-cell-style-name="ce25"/>
        <table:table-column table:style-name="co1" table:number-columns-repeated="1010" table:default-cell-style-name="ce25"/>
        <table:table-row table:style-name="ro3">
          <table:table-cell table:style-name="ce12"/>
          <table:table-cell table:style-name="ce26"/>
          <table:table-cell table:style-name="ce26" office:value-type="string">
            <text:p>January</text:p>
          </table:table-cell>
          <table:table-cell table:style-name="ce26" office:value-type="string">
            <text:p>February</text:p>
          </table:table-cell>
          <table:table-cell table:style-name="ce26" office:value-type="string">
            <text:p>March</text:p>
          </table:table-cell>
          <table:table-cell table:style-name="ce26" office:value-type="string">
            <text:p>April</text:p>
          </table:table-cell>
          <table:table-cell table:style-name="ce26" office:value-type="string">
            <text:p>May</text:p>
          </table:table-cell>
          <table:table-cell table:style-name="ce26" office:value-type="string">
            <text:p>June</text:p>
          </table:table-cell>
          <table:table-cell table:style-name="ce26" office:value-type="string">
            <text:p>July</text:p>
          </table:table-cell>
          <table:table-cell table:style-name="ce26" office:value-type="string">
            <text:p>August</text:p>
          </table:table-cell>
          <table:table-cell table:style-name="ce32" office:value-type="string">
            <text:p>Sptmber</text:p>
          </table:table-cell>
          <table:table-cell table:style-name="ce26" office:value-type="string">
            <text:p>October</text:p>
          </table:table-cell>
          <table:table-cell table:style-name="ce26" office:value-type="string">
            <text:p>November</text:p>
          </table:table-cell>
          <table:table-cell table:style-name="ce38" office:value-type="string">
            <text:p>December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Sales</text:p>
          </table:table-cell>
          <table:table-cell table:style-name="ce18"/>
          <table:table-cell table:style-name="ce34" table:number-columns-repeated="11"/>
          <table:table-cell table:style-name="ce39"/>
          <table:table-cell table:number-columns-repeated="1010"/>
        </table:table-row>
        <table:table-row table:style-name="ro4">
          <table:table-cell table:style-name="ce14" office:value-type="string">
            <text:p>Mobile Platform Set-Up (OTC)</text:p>
          </table:table-cell>
          <table:table-cell table:style-name="ce14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style-name="ce46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table:number-columns-repeated="3" office:value-type="float" office:value="100">
            <text:p>100</text:p>
          </table:table-cell>
          <table:table-cell table:style-name="ce40" office:value-type="float" office:value="150">
            <text:p>150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Social Media Presence (MLC)</text:p>
          </table:table-cell>
          <table:table-cell table:style-name="ce14" office:value-type="float" office:value="40">
            <text:p>40</text:p>
          </table:table-cell>
          <table:table-cell office:value-type="float" office:value="89">
            <text:p>89</text:p>
          </table:table-cell>
          <table:table-cell table:style-name="ce46"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table:style-name="ce40" office:value-type="float" office:value="300">
            <text:p>300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Small Business Package (OTC)</text:p>
          </table:table-cell>
          <table:table-cell table:style-name="ce14" office:value-type="float" office:value="250">
            <text:p>250</text:p>
          </table:table-cell>
          <table:table-cell office:value-type="float" office:value="49">
            <text:p>49</text:p>
          </table:table-cell>
          <table:table-cell table:style-name="ce46"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table:style-name="ce40" office:value-type="float" office:value="30">
            <text:p>30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Basic CRM (MLC)</text:p>
          </table:table-cell>
          <table:table-cell table:style-name="ce14" office:value-type="float" office:value="75">
            <text:p>75</text:p>
          </table:table-cell>
          <table:table-cell office:value-type="float" office:value="150">
            <text:p>150</text:p>
          </table:table-cell>
          <table:table-cell table:style-name="ce46"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75">
            <text:p>275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style-name="ce40" office:value-type="float" office:value="350">
            <text:p>350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Forecasting System (MLC)</text:p>
          </table:table-cell>
          <table:table-cell table:style-name="ce27" office:value-type="float" office:value="100">
            <text:p>100</text:p>
          </table:table-cell>
          <table:table-cell office:value-type="float" office:value="50">
            <text:p>50</text:p>
          </table:table-cell>
          <table:table-cell table:style-name="ce46" office:value-type="float" office:value="75">
            <text:p>75</text:p>
          </table:table-cell>
          <table:table-cell office:value-type="float" office:value="75">
            <text:p>75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table:style-name="ce40" office:value-type="float" office:value="100">
            <text:p>100</text:p>
          </table:table-cell>
          <table:table-cell table:number-columns-repeated="1010"/>
        </table:table-row>
        <table:table-row table:style-name="ro4">
          <table:table-cell table:style-name="ce15" office:value-type="string">
            <text:p>Total Sales</text:p>
          </table:table-cell>
          <table:table-cell table:style-name="ce28"/>
          <table:table-cell table:style-name="ce26" table:formula="of:=SUMPRODUCT([.B3:.B7];[.C3:.C7])" office:value-type="float" office:value="40060">
            <text:p>40060</text:p>
          </table:table-cell>
          <table:table-cell table:style-name="ce26" table:formula="of:=SUMPRODUCT([.B3:.B7];[.D3:.D7])" office:value-type="float" office:value="49010">
            <text:p>49010</text:p>
          </table:table-cell>
          <table:table-cell table:style-name="ce26" table:formula="of:=SUMPRODUCT([.B3:.B7];[.E3:.E7])" office:value-type="float" office:value="50000">
            <text:p>50000</text:p>
          </table:table-cell>
          <table:table-cell table:style-name="ce26" table:formula="of:=SUMPRODUCT([.B3:.B7];[.F3:.F7])" office:value-type="float" office:value="48475">
            <text:p>48475</text:p>
          </table:table-cell>
          <table:table-cell table:style-name="ce26" table:formula="of:=SUMPRODUCT([.B3:.B7];[.G3:.G7])" office:value-type="float" office:value="53750">
            <text:p>53750</text:p>
          </table:table-cell>
          <table:table-cell table:style-name="ce26" table:formula="of:=SUMPRODUCT([.B2:.B7];[.H2:.H7])" office:value-type="float" office:value="58250">
            <text:p>58250</text:p>
          </table:table-cell>
          <table:table-cell table:style-name="ce26" table:formula="of:=SUMPRODUCT([.B3:.B7];[.I3:.I7])" office:value-type="float" office:value="64125">
            <text:p>64125</text:p>
          </table:table-cell>
          <table:table-cell table:style-name="ce26" table:formula="of:=SUMPRODUCT([.B3:.B7];[.J3:.J7])" office:value-type="float" office:value="62500">
            <text:p>62500</text:p>
          </table:table-cell>
          <table:table-cell table:style-name="ce26" table:formula="of:=SUMPRODUCT([.B3:.B7];[.K3:.K7])" office:value-type="float" office:value="55950">
            <text:p>55950</text:p>
          </table:table-cell>
          <table:table-cell table:style-name="ce26" table:formula="of:=SUMPRODUCT([.B3:.B7];[.L3:.L7])" office:value-type="float" office:value="62600">
            <text:p>62600</text:p>
          </table:table-cell>
          <table:table-cell table:style-name="ce26" table:formula="of:=SUMPRODUCT([.B3:.B7];[.M3:.M7])" office:value-type="float" office:value="63750">
            <text:p>63750</text:p>
          </table:table-cell>
          <table:table-cell table:style-name="ce38" table:formula="of:=SUMPRODUCT([.B2:.B7];[.N2:.N7])" office:value-type="float" office:value="70750">
            <text:p>70750</text:p>
          </table:table-cell>
          <table:table-cell table:number-columns-repeated="1010"/>
        </table:table-row>
        <table:table-row table:style-name="ro4">
          <table:table-cell table:style-name="ce16"/>
          <table:table-cell table:number-columns-repeated="12"/>
          <table:table-cell table:style-name="ce40"/>
          <table:table-cell table:number-columns-repeated="1010"/>
        </table:table-row>
        <table:table-row table:style-name="ro4">
          <table:table-cell table:style-name="ce17" office:value-type="string">
            <text:p>Overhead Costs</text:p>
          </table:table-cell>
          <table:table-cell table:number-columns-repeated="12"/>
          <table:table-cell table:style-name="ce40"/>
          <table:table-cell table:number-columns-repeated="1010"/>
        </table:table-row>
        <table:table-row table:style-name="ro4">
          <table:table-cell table:style-name="ce18" office:value-type="string">
            <text:p>Director</text:p>
          </table:table-cell>
          <table:table-cell table:style-name="ce29" office:value-type="float" office:value="24000">
            <text:p>24,000</text:p>
          </table:table-cell>
          <table:table-cell table:style-name="ce47" office:value-type="float" office:value="1">
            <text:p>1</text:p>
          </table:table-cell>
          <table:table-cell table:number-columns-repeated="10" table:style-name="ce34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System Developer</text:p>
          </table:table-cell>
          <table:table-cell table:style-name="ce19" office:value-type="float" office:value="29000">
            <text:p>29,000</text:p>
          </table:table-cell>
          <table:table-cell table:style-name="ce16" office:value-type="float" office:value="2">
            <text:p>2</text:p>
          </table:table-cell>
          <table:table-cell table:number-columns-repeated="1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Mobile Developer</text:p>
          </table:table-cell>
          <table:table-cell table:style-name="ce19" office:value-type="float" office:value="27000">
            <text:p>27,000</text:p>
          </table:table-cell>
          <table:table-cell table:style-name="ce16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Support</text:p>
          </table:table-cell>
          <table:table-cell table:style-name="ce19" office:value-type="float" office:value="25000">
            <text:p>25,000</text:p>
          </table:table-cell>
          <table:table-cell table:style-name="ce16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7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Marketing Manager</text:p>
          </table:table-cell>
          <table:table-cell table:style-name="ce19" office:value-type="float" office:value="24000">
            <text:p>24,000</text:p>
          </table:table-cell>
          <table:table-cell table:style-name="ce16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Sales Team</text:p>
          </table:table-cell>
          <table:table-cell table:style-name="ce19" office:value-type="float" office:value="15000">
            <text:p>15,000</text:p>
          </table:table-cell>
          <table:table-cell table:style-name="ce16" office:value-type="float" office:value="2">
            <text:p>2</text:p>
          </table:table-cell>
          <table:table-cell table:number-columns-repeated="1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number-columns-repeated="1010"/>
        </table:table-row>
        <table:table-row table:style-name="ro4">
          <table:table-cell table:style-name="ce14" office:value-type="string">
            <text:p>Cleaner</text:p>
          </table:table-cell>
          <table:table-cell table:style-name="ce19" office:value-type="float" office:value="9000">
            <text:p>9,000</text:p>
          </table:table-cell>
          <table:table-cell table:style-name="ce48" office:value-type="float" office:value="1">
            <text:p>1</text:p>
          </table:table-cell>
          <table:table-cell table:number-columns-repeated="1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number-columns-repeated="1010"/>
        </table:table-row>
        <table:table-row table:style-name="ro4">
          <table:table-cell table:style-name="ce19" office:value-type="string">
            <text:p>Salaries</text:p>
          </table:table-cell>
          <table:table-cell table:style-name="ce30"/>
          <table:table-cell table:style-name="ce32" table:formula="of:=SUMPRODUCT([.B11:.B17];[.C11:.C17])/12" office:value-type="float" office:value="20583.3333333333">
            <text:p>20,583</text:p>
          </table:table-cell>
          <table:table-cell table:style-name="ce32" table:formula="of:=SUMPRODUCT([.B11:.B17];[.D11:.D17])/12" office:value-type="float" office:value="21833.3333333333">
            <text:p>21,833</text:p>
          </table:table-cell>
          <table:table-cell table:style-name="ce32" table:formula="of:=SUMPRODUCT([.B11:.B17];[.E11:.E17])/12" office:value-type="float" office:value="21833.3333333333">
            <text:p>21,833</text:p>
          </table:table-cell>
          <table:table-cell table:style-name="ce32" table:formula="of:=SUMPRODUCT([.B11:.B17];[.F11:.F17])/12" office:value-type="float" office:value="21833.3333333333">
            <text:p>21,833</text:p>
          </table:table-cell>
          <table:table-cell table:style-name="ce32" table:formula="of:=SUMPRODUCT([.B11:.B17];[.G11:.G17])/12" office:value-type="float" office:value="23916.6666666667">
            <text:p>23,917</text:p>
          </table:table-cell>
          <table:table-cell table:style-name="ce32" table:formula="of:=SUMPRODUCT([.B11:.B17];[.H11:.H17])/12" office:value-type="float" office:value="26166.6666666667">
            <text:p>26,167</text:p>
          </table:table-cell>
          <table:table-cell table:style-name="ce32" table:formula="of:=SUMPRODUCT([.B11:.B17];[.I11:.I17])/12" office:value-type="float" office:value="26166.6666666667">
            <text:p>26,167</text:p>
          </table:table-cell>
          <table:table-cell table:style-name="ce32" table:formula="of:=SUMPRODUCT([.B11:.B17];[.J11:.J17])/12" office:value-type="float" office:value="26166.6666666667">
            <text:p>26,167</text:p>
          </table:table-cell>
          <table:table-cell table:style-name="ce32" table:formula="of:=SUMPRODUCT([.B11:.B17];[.K11:.K17])/12" office:value-type="float" office:value="26166.6666666667">
            <text:p>26,167</text:p>
          </table:table-cell>
          <table:table-cell table:style-name="ce32" table:formula="of:=SUMPRODUCT([.B11:.B17];[.L11:.L17])/12" office:value-type="float" office:value="26166.6666666667">
            <text:p>26,167</text:p>
          </table:table-cell>
          <table:table-cell table:style-name="ce32" table:formula="of:=SUMPRODUCT([.B11:.B17];[.M11:.M17])/12" office:value-type="float" office:value="26166.6666666667">
            <text:p>26,167</text:p>
          </table:table-cell>
          <table:table-cell table:style-name="ce41" table:formula="of:=SUMPRODUCT([.B11:.B17];[.C11:.C17])/12" office:value-type="float" office:value="20583.3333333333">
            <text:p>20,583</text:p>
          </table:table-cell>
          <table:table-cell table:number-columns-repeated="1010"/>
        </table:table-row>
        <table:table-row table:style-name="ro4">
          <table:table-cell table:style-name="ce19" office:value-type="string">
            <text:p>On-Costs</text:p>
          </table:table-cell>
          <table:table-cell table:style-name="ce31" office:value-type="percentage" office:value="0.15">
            <text:p>15%</text:p>
          </table:table-cell>
          <table:table-cell table:style-name="ce35" table:formula="of:=[.C18]*0.15" office:value-type="float" office:value="3087.5">
            <text:p>3,088</text:p>
          </table:table-cell>
          <table:table-cell table:style-name="ce35" table:formula="of:=[.D18]*0.15" office:value-type="float" office:value="3275">
            <text:p>3,275</text:p>
          </table:table-cell>
          <table:table-cell table:style-name="ce35" table:formula="of:=[.E18]*0.15" office:value-type="float" office:value="3275">
            <text:p>3,275</text:p>
          </table:table-cell>
          <table:table-cell table:style-name="ce35" table:formula="of:=[.F18]*0.15" office:value-type="float" office:value="3275">
            <text:p>3,275</text:p>
          </table:table-cell>
          <table:table-cell table:style-name="ce35" table:formula="of:=[.G18]*0.15" office:value-type="float" office:value="3587.5">
            <text:p>3,588</text:p>
          </table:table-cell>
          <table:table-cell table:style-name="ce35" table:formula="of:=[.H18]*0.15" office:value-type="float" office:value="3925">
            <text:p>3,925</text:p>
          </table:table-cell>
          <table:table-cell table:style-name="ce35" table:formula="of:=[.I18]*0.15" office:value-type="float" office:value="3925">
            <text:p>3,925</text:p>
          </table:table-cell>
          <table:table-cell table:style-name="ce35" table:formula="of:=[.J18]*0.15" office:value-type="float" office:value="3925">
            <text:p>3,925</text:p>
          </table:table-cell>
          <table:table-cell table:style-name="ce35" table:formula="of:=[.K18]*0.15" office:value-type="float" office:value="3925">
            <text:p>3,925</text:p>
          </table:table-cell>
          <table:table-cell table:style-name="ce35" table:formula="of:=[.L18]*0.15" office:value-type="float" office:value="3925">
            <text:p>3,925</text:p>
          </table:table-cell>
          <table:table-cell table:style-name="ce35" table:formula="of:=[.M18]*0.15" office:value-type="float" office:value="3925">
            <text:p>3,925</text:p>
          </table:table-cell>
          <table:table-cell table:style-name="ce42" table:formula="of:=[.N18]*0.15" office:value-type="float" office:value="3087.5">
            <text:p>3,088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Rent</text:p>
          </table:table-cell>
          <table:table-cell table:style-name="ce14" office:value-type="float" office:value="1500">
            <text:p>1500</text:p>
          </table:table-cell>
          <table:table-cell table:number-columns-repeated="11" office:value-type="float" office:value="500">
            <text:p>500</text:p>
          </table:table-cell>
          <table:table-cell table:style-name="ce40" office:value-type="float" office:value="500">
            <text:p>50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Telephone</text:p>
          </table:table-cell>
          <table:table-cell table:style-name="ce14"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40" office:value-type="float" office:value="45">
            <text:p>45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ISP</text:p>
          </table:table-cell>
          <table:table-cell table:style-name="ce14"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40" office:value-type="float" office:value="32">
            <text:p>32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Electricity</text:p>
          </table:table-cell>
          <table:table-cell table:style-name="ce14"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0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Gas</text:p>
          </table:table-cell>
          <table:table-cell table:style-name="ce14"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40" office:value-type="float" office:value="24">
            <text:p>24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Legal</text:p>
          </table:table-cell>
          <table:table-cell table:style-name="ce14"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40" office:value-type="float" office:value="56">
            <text:p>56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Accountants</text:p>
          </table:table-cell>
          <table:table-cell table:style-name="ce14"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40" office:value-type="float" office:value="42">
            <text:p>42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Bank Charges</text:p>
          </table:table-cell>
          <table:table-cell table:style-name="ce14" table:formula="of:=SUM([.C27:.N27])" office:value-type="float" office:value="6600">
            <text:p>6600</text:p>
          </table:table-cell>
          <table:table-cell table:number-columns-repeated="11" table:style-name="ce36" office:value-type="float" office:value="550">
            <text:p>550</text:p>
          </table:table-cell>
          <table:table-cell table:style-name="ce42" office:value-type="float" office:value="550">
            <text:p>5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Travel</text:p>
          </table:table-cell>
          <table:table-cell table:style-name="ce14" table:formula="of:=SUM([.C28:.N28])" office:value-type="float" office:value="2160">
            <text:p>2160</text:p>
          </table:table-cell>
          <table:table-cell table:number-columns-repeated="11" office:value-type="float" office:value="180">
            <text:p>180</text:p>
          </table:table-cell>
          <table:table-cell table:style-name="ce40" office:value-type="float" office:value="180">
            <text:p>18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Advertising</text:p>
          </table:table-cell>
          <table:table-cell table:style-name="ce14" table:formula="of:=SUM([.C29:.N29])" office:value-type="float" office:value="5400">
            <text:p>5400</text:p>
          </table:table-cell>
          <table:table-cell table:number-columns-repeated="11" office:value-type="float" office:value="450">
            <text:p>450</text:p>
          </table:table-cell>
          <table:table-cell table:style-name="ce40" office:value-type="float" office:value="450">
            <text:p>4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Loans</text:p>
          </table:table-cell>
          <table:table-cell table:style-name="ce14" table:formula="of:=SUM([.C30:.N30])" office:value-type="float" office:value="4200">
            <text:p>4200</text:p>
          </table:table-cell>
          <table:table-cell table:number-columns-repeated="11" office:value-type="float" office:value="350">
            <text:p>350</text:p>
          </table:table-cell>
          <table:table-cell table:style-name="ce40" office:value-type="float" office:value="350">
            <text:p>3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Insurance</text:p>
          </table:table-cell>
          <table:table-cell table:style-name="ce14" table:formula="of:=SUM([.C31:.N31])" office:value-type="float" office:value="2400">
            <text:p>2400</text:p>
          </table:table-cell>
          <table:table-cell table:number-columns-repeated="11" office:value-type="float" office:value="200">
            <text:p>200</text:p>
          </table:table-cell>
          <table:table-cell table:style-name="ce40" office:value-type="float" office:value="200">
            <text:p>20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Employer Liability</text:p>
          </table:table-cell>
          <table:table-cell table:style-name="ce14"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0" office:value-type="float" office:value="50">
            <text:p>50</text:p>
          </table:table-cell>
          <table:table-cell table:number-columns-repeated="1010"/>
        </table:table-row>
        <table:table-row table:style-name="ro4">
          <table:table-cell table:style-name="ce20" office:value-type="string">
            <text:p>Depreciation (Computer)</text:p>
          </table:table-cell>
          <table:table-cell table:style-name="ce14"/>
          <table:table-cell table:formula="of:=[Equipment.I2]" office:value-type="float" office:value="1830">
            <text:p>1830</text:p>
          </table:table-cell>
          <table:table-cell table:number-columns-repeated="10"/>
          <table:table-cell table:style-name="ce40"/>
          <table:table-cell table:number-columns-repeated="1010"/>
        </table:table-row>
        <table:table-row table:style-name="ro4">
          <table:table-cell table:style-name="ce21" office:value-type="string">
            <text:p>Depreciation (Mobile Hardware)</text:p>
          </table:table-cell>
          <table:table-cell table:style-name="ce27"/>
          <table:table-cell table:style-name="ce37" table:formula="of:=[Equipment.I3]" office:value-type="float" office:value="1250">
            <text:p>1250</text:p>
          </table:table-cell>
          <table:table-cell table:style-name="ce37" table:number-columns-repeated="10"/>
          <table:table-cell table:style-name="ce43"/>
          <table:table-cell table:number-columns-repeated="1010"/>
        </table:table-row>
        <table:table-row table:style-name="ro4">
          <table:table-cell table:style-name="ce22"/>
          <table:table-cell table:number-columns-repeated="12"/>
          <table:table-cell table:style-name="ce40"/>
          <table:table-cell table:number-columns-repeated="1010"/>
        </table:table-row>
        <table:table-row table:style-name="ro4">
          <table:table-cell table:style-name="ce23" office:value-type="string">
            <text:p>Total Costs</text:p>
          </table:table-cell>
          <table:table-cell table:style-name="ce32"/>
          <table:table-cell table:style-name="ce32" table:formula="of:=SUM([.C18:.C34])" office:value-type="float" office:value="29279.8333333333">
            <text:p>29,280</text:p>
          </table:table-cell>
          <table:table-cell table:style-name="ce32" table:formula="of:=SUM([.D18:.D34])" office:value-type="float" office:value="27637.3333333333">
            <text:p>27,637</text:p>
          </table:table-cell>
          <table:table-cell table:style-name="ce32" table:formula="of:=SUM([.E18:.E34])" office:value-type="float" office:value="27637.3333333333">
            <text:p>27,637</text:p>
          </table:table-cell>
          <table:table-cell table:style-name="ce32" table:formula="of:=SUM([.F18:.F34])" office:value-type="float" office:value="27637.3333333333">
            <text:p>27,637</text:p>
          </table:table-cell>
          <table:table-cell table:style-name="ce32" table:formula="of:=SUM([.G18:.G34])" office:value-type="float" office:value="30033.1666666667">
            <text:p>30,033</text:p>
          </table:table-cell>
          <table:table-cell table:style-name="ce32" table:formula="of:=SUM([.H18:.H34])" office:value-type="float" office:value="32620.6666666667">
            <text:p>32,621</text:p>
          </table:table-cell>
          <table:table-cell table:style-name="ce32" table:formula="of:=SUM([.I18:.I34])" office:value-type="float" office:value="32620.6666666667">
            <text:p>32,621</text:p>
          </table:table-cell>
          <table:table-cell table:style-name="ce32" table:formula="of:=SUM([.J18:.J34])" office:value-type="float" office:value="32620.6666666667">
            <text:p>32,621</text:p>
          </table:table-cell>
          <table:table-cell table:style-name="ce32" table:formula="of:=SUM([.K18:.K34])" office:value-type="float" office:value="32620.6666666667">
            <text:p>32,621</text:p>
          </table:table-cell>
          <table:table-cell table:style-name="ce32" table:formula="of:=SUM([.L18:.L34])" office:value-type="float" office:value="32620.6666666667">
            <text:p>32,621</text:p>
          </table:table-cell>
          <table:table-cell table:style-name="ce32" table:formula="of:=SUM([.M18:.M34])" office:value-type="float" office:value="32602.6666666667">
            <text:p>32,603</text:p>
          </table:table-cell>
          <table:table-cell table:style-name="ce41" table:formula="of:=SUM([.N18:.N34])" office:value-type="float" office:value="26199.8333333333">
            <text:p>26,200</text:p>
          </table:table-cell>
          <table:table-cell table:number-columns-repeated="1010"/>
        </table:table-row>
        <table:table-row table:style-name="ro4">
          <table:table-cell table:style-name="ce16"/>
          <table:table-cell table:number-columns-repeated="12"/>
          <table:table-cell table:style-name="ce40"/>
          <table:table-cell table:number-columns-repeated="1010"/>
        </table:table-row>
        <table:table-row table:style-name="ro4">
          <table:table-cell table:style-name="ce24" office:value-type="string">
            <text:p>P/L</text:p>
          </table:table-cell>
          <table:table-cell table:style-name="ce33" table:formula="of:=['Profit and Loss Year 1'.N38]" office:value-type="float" office:value="-54360.8333333333">
            <text:p>-54,361</text:p>
          </table:table-cell>
          <table:table-cell table:style-name="ce33" table:formula="of:=[.B38]+([.C8]-[.C36])" office:value-type="float" office:value="-43580.6666666667">
            <text:p>-43,581</text:p>
          </table:table-cell>
          <table:table-cell table:style-name="ce33" table:formula="of:=[.C38]+([.D8]-[.D36])" office:value-type="float" office:value="-22208">
            <text:p>-22,208</text:p>
          </table:table-cell>
          <table:table-cell table:style-name="ce33" table:formula="of:=[.D38]+([.E8]-[.E36])" office:value-type="float" office:value="154.666666666664">
            <text:p>155</text:p>
          </table:table-cell>
          <table:table-cell table:style-name="ce33" table:formula="of:=[.E38]+([.F8]-[.F36])" office:value-type="float" office:value="20992.3333333333">
            <text:p>20,992</text:p>
          </table:table-cell>
          <table:table-cell table:style-name="ce33" table:formula="of:=[.F38]+([.G8]-[.G36])" office:value-type="float" office:value="44709.1666666667">
            <text:p>44,709</text:p>
          </table:table-cell>
          <table:table-cell table:style-name="ce33" table:formula="of:=[.G38]+([.H8]-[.H36])" office:value-type="float" office:value="70338.5">
            <text:p>70,339</text:p>
          </table:table-cell>
          <table:table-cell table:style-name="ce33" table:formula="of:=[.H38]+([.I8]-[.I36])" office:value-type="float" office:value="101842.833333333">
            <text:p>101,843</text:p>
          </table:table-cell>
          <table:table-cell table:style-name="ce33" table:formula="of:=[.I38]+([.J8]-[.J36])" office:value-type="float" office:value="131722.166666667">
            <text:p>131,722</text:p>
          </table:table-cell>
          <table:table-cell table:style-name="ce33" table:formula="of:=[.J38]+([.K8]-[.K36])" office:value-type="float" office:value="155051.5">
            <text:p>155,052</text:p>
          </table:table-cell>
          <table:table-cell table:style-name="ce33" table:formula="of:=[.K38]+([.L8]-[.L36])" office:value-type="float" office:value="185030.833333333">
            <text:p>185,031</text:p>
          </table:table-cell>
          <table:table-cell table:style-name="ce33" table:formula="of:=[.L38]+([.M8]-[.M36])" office:value-type="float" office:value="216178.166666667">
            <text:p>216,178</text:p>
          </table:table-cell>
          <table:table-cell table:style-name="ce44" table:formula="of:=[.M38]+([.N8]-[.N36])" office:value-type="float" office:value="260728.333333333">
            <text:p>260,728</text:p>
          </table:table-cell>
          <table:table-cell table:number-columns-repeated="101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sh Flow Year 1" table:style-name="ta1">
        <table:table-column table:style-name="co11" table:default-cell-style-name="ce36"/>
        <table:table-column table:style-name="co12" table:default-cell-style-name="ce36"/>
        <table:table-column table:style-name="co13" table:number-columns-repeated="12" table:default-cell-style-name="ce36"/>
        <table:table-column table:style-name="co14" table:default-cell-style-name="ce36"/>
        <table:table-column table:style-name="co1" table:number-columns-repeated="1009" table:default-cell-style-name="ce36"/>
        <table:table-row table:style-name="ro3">
          <table:table-cell table:style-name="ce49"/>
          <table:table-cell table:style-name="ce59"/>
          <table:table-cell table:style-name="ce59" office:value-type="string">
            <text:p>January</text:p>
          </table:table-cell>
          <table:table-cell table:style-name="ce59" office:value-type="string">
            <text:p>February</text:p>
          </table:table-cell>
          <table:table-cell table:style-name="ce59" office:value-type="string">
            <text:p>March</text:p>
          </table:table-cell>
          <table:table-cell table:style-name="ce59" office:value-type="string">
            <text:p>April</text:p>
          </table:table-cell>
          <table:table-cell table:style-name="ce59" office:value-type="string">
            <text:p>May</text:p>
          </table:table-cell>
          <table:table-cell table:style-name="ce59" office:value-type="string">
            <text:p>June</text:p>
          </table:table-cell>
          <table:table-cell table:style-name="ce59" office:value-type="string">
            <text:p>July</text:p>
          </table:table-cell>
          <table:table-cell table:style-name="ce59" office:value-type="string">
            <text:p>August</text:p>
          </table:table-cell>
          <table:table-cell table:style-name="ce59" office:value-type="string">
            <text:p>Sptmber</text:p>
          </table:table-cell>
          <table:table-cell table:style-name="ce59" office:value-type="string">
            <text:p>October</text:p>
          </table:table-cell>
          <table:table-cell table:style-name="ce59" office:value-type="string">
            <text:p>November</text:p>
          </table:table-cell>
          <table:table-cell table:style-name="ce60" office:value-type="string">
            <text:p>December</text:p>
          </table:table-cell>
          <table:table-cell table:style-name="ce29"/>
          <table:table-cell table:number-columns-repeated="1009"/>
        </table:table-row>
        <table:table-row table:style-name="ro4">
          <table:table-cell table:style-name="ce50" office:value-type="string">
            <text:p>Sales</text:p>
          </table:table-cell>
          <table:table-cell table:style-name="ce60"/>
          <table:table-cell table:style-name="ce59" table:number-columns-repeated="11"/>
          <table:table-cell table:style-name="ce60"/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Pre VAT</text:p>
          </table:table-cell>
          <table:table-cell table:style-name="ce42"/>
          <table:table-cell table:formula="of:=['Profit and Loss Year 1'.C8]" office:value-type="float" office:value="0">
            <text:p>0</text:p>
          </table:table-cell>
          <table:table-cell table:formula="of:=['Profit and Loss Year 1'.D8]" office:value-type="float" office:value="0">
            <text:p>0</text:p>
          </table:table-cell>
          <table:table-cell table:formula="of:=['Profit and Loss Year 1'.E8]" office:value-type="float" office:value="4415">
            <text:p>4,415</text:p>
          </table:table-cell>
          <table:table-cell table:formula="of:=['Profit and Loss Year 1'.F8]" office:value-type="float" office:value="6390">
            <text:p>6,390</text:p>
          </table:table-cell>
          <table:table-cell table:formula="of:=['Profit and Loss Year 1'.G8]" office:value-type="float" office:value="7055">
            <text:p>7,055</text:p>
          </table:table-cell>
          <table:table-cell table:formula="of:=['Profit and Loss Year 1'.H8]" office:value-type="float" office:value="9120">
            <text:p>9,120</text:p>
          </table:table-cell>
          <table:table-cell table:formula="of:=['Profit and Loss Year 1'.I8]" office:value-type="float" office:value="10725">
            <text:p>10,725</text:p>
          </table:table-cell>
          <table:table-cell table:formula="of:=['Profit and Loss Year 1'.J8]" office:value-type="float" office:value="14695">
            <text:p>14,695</text:p>
          </table:table-cell>
          <table:table-cell table:formula="of:=['Profit and Loss Year 1'.K8]" office:value-type="float" office:value="19670">
            <text:p>19,670</text:p>
          </table:table-cell>
          <table:table-cell table:formula="of:=['Profit and Loss Year 1'.L8]" office:value-type="float" office:value="20115">
            <text:p>20,115</text:p>
          </table:table-cell>
          <table:table-cell table:formula="of:=['Profit and Loss Year 1'.M8]" office:value-type="float" office:value="27310">
            <text:p>27,310</text:p>
          </table:table-cell>
          <table:table-cell table:style-name="ce42" table:formula="of:=['Profit and Loss Year 1'.N8]" office:value-type="float" office:value="33075">
            <text:p>33,07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VAT</text:p>
          </table:table-cell>
          <table:table-cell table:style-name="ce42"/>
          <table:table-cell table:formula="of:=([.C3]*[.C8])" office:value-type="float" office:value="0">
            <text:p>0</text:p>
          </table:table-cell>
          <table:table-cell table:formula="of:=([.D3]*[.D8])" office:value-type="float" office:value="0">
            <text:p>0</text:p>
          </table:table-cell>
          <table:table-cell table:formula="of:=([.E3]*[.E8])" office:value-type="float" office:value="883">
            <text:p>883</text:p>
          </table:table-cell>
          <table:table-cell table:formula="of:=([.F3]*[.F8])" office:value-type="float" office:value="1278">
            <text:p>1,278</text:p>
          </table:table-cell>
          <table:table-cell table:formula="of:=([.G3]*[.G8])" office:value-type="float" office:value="1411">
            <text:p>1,411</text:p>
          </table:table-cell>
          <table:table-cell table:formula="of:=([.H3]*[.H8])" office:value-type="float" office:value="1824">
            <text:p>1,824</text:p>
          </table:table-cell>
          <table:table-cell table:formula="of:=([.I3]*[.I8])" office:value-type="float" office:value="2145">
            <text:p>2,145</text:p>
          </table:table-cell>
          <table:table-cell table:formula="of:=([.J3]*[.J8])" office:value-type="float" office:value="2939">
            <text:p>2,939</text:p>
          </table:table-cell>
          <table:table-cell table:formula="of:=([.K3]*[.K8])" office:value-type="float" office:value="3934">
            <text:p>3,934</text:p>
          </table:table-cell>
          <table:table-cell table:formula="of:=([.L3]*[.L8])" office:value-type="float" office:value="4023">
            <text:p>4,023</text:p>
          </table:table-cell>
          <table:table-cell table:formula="of:=([.M3]*[.M8])" office:value-type="float" office:value="5462">
            <text:p>5,462</text:p>
          </table:table-cell>
          <table:table-cell table:style-name="ce42" table:formula="of:=([.N3]*[.N8])" office:value-type="float" office:value="6615">
            <text:p>6,61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Loans</text:p>
          </table:table-cell>
          <table:table-cell table:style-name="ce42"/>
          <table:table-cell office:value-type="float" office:value="60000">
            <text:p>60,000</text:p>
          </table:table-cell>
          <table:table-cell table:number-columns-repeated="10"/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Investment</text:p>
          </table:table-cell>
          <table:table-cell table:style-name="ce42"/>
          <table:table-cell table:style-name="ce66" office:value-type="float" office:value="30000">
            <text:p>30,000</text:p>
          </table:table-cell>
          <table:table-cell table:style-name="ce66" table:number-columns-repeated="10"/>
          <table:table-cell table:style-name="ce61"/>
          <table:table-cell table:style-name="ce19"/>
          <table:table-cell table:number-columns-repeated="1009"/>
        </table:table-row>
        <table:table-row table:style-name="ro4">
          <table:table-cell table:style-name="ce52" office:value-type="string">
            <text:p>Total Cash In</text:p>
          </table:table-cell>
          <table:table-cell table:style-name="ce61"/>
          <table:table-cell table:style-name="ce32" table:formula="of:=SUM([.C2:.C6])" office:value-type="float" office:value="90000">
            <text:p>90,000</text:p>
          </table:table-cell>
          <table:table-cell table:style-name="ce32" table:formula="of:=SUM([.D2:.D6])" office:value-type="float" office:value="0">
            <text:p>0</text:p>
          </table:table-cell>
          <table:table-cell table:style-name="ce32" table:formula="of:=SUM([.E2:.E6])" office:value-type="float" office:value="5298">
            <text:p>5,298</text:p>
          </table:table-cell>
          <table:table-cell table:style-name="ce32" table:formula="of:=SUM([.F2:.F6])" office:value-type="float" office:value="7668">
            <text:p>7,668</text:p>
          </table:table-cell>
          <table:table-cell table:style-name="ce32" table:formula="of:=SUM([.G2:.G6])" office:value-type="float" office:value="8466">
            <text:p>8,466</text:p>
          </table:table-cell>
          <table:table-cell table:style-name="ce32" table:formula="of:=SUM([.H2:.H6])" office:value-type="float" office:value="10944">
            <text:p>10,944</text:p>
          </table:table-cell>
          <table:table-cell table:style-name="ce32" table:formula="of:=SUM([.I2:.I6])" office:value-type="float" office:value="12870">
            <text:p>12,870</text:p>
          </table:table-cell>
          <table:table-cell table:style-name="ce32" table:formula="of:=SUM([.J2:.J6])" office:value-type="float" office:value="17634">
            <text:p>17,634</text:p>
          </table:table-cell>
          <table:table-cell table:style-name="ce32" table:formula="of:=SUM([.K2:.K6])" office:value-type="float" office:value="23604">
            <text:p>23,604</text:p>
          </table:table-cell>
          <table:table-cell table:style-name="ce32" table:formula="of:=SUM([.L2:.L6])" office:value-type="float" office:value="24138">
            <text:p>24,138</text:p>
          </table:table-cell>
          <table:table-cell table:style-name="ce32" table:formula="of:=SUM([.M2:.M6])" office:value-type="float" office:value="32772">
            <text:p>32,772</text:p>
          </table:table-cell>
          <table:table-cell table:style-name="ce41" table:formula="of:=SUM([.N2:.N6])" office:value-type="float" office:value="39690">
            <text:p>39,690</text:p>
          </table:table-cell>
          <table:table-cell table:style-name="ce19"/>
          <table:table-cell table:number-columns-repeated="1009"/>
        </table:table-row>
        <table:table-row table:style-name="ro4" table:visibility="collapse">
          <table:table-cell table:style-name="ce51" office:value-type="string">
            <text:p>VAT Rate</text:p>
          </table:table-cell>
          <table:table-cell/>
          <table:table-cell table:number-columns-repeated="11" office:value-type="float" office:value="0.2">
            <text:p>0</text:p>
          </table:table-cell>
          <table:table-cell table:style-name="ce42" office:value-type="float" office:value="0.2">
            <text:p>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1"/>
          <table:table-cell table:number-columns-repeated="12"/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3" office:value-type="string">
            <text:p>Overhead Costs</text:p>
          </table:table-cell>
          <table:table-cell table:style-name="ce62"/>
          <table:table-cell table:style-name="ce32" table:number-columns-repeated="11"/>
          <table:table-cell table:style-name="ce41"/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Director</text:p>
          </table:table-cell>
          <table:table-cell table:style-name="ce29" office:value-type="float" office:value="20000">
            <text:p>20,000</text:p>
          </table:table-cell>
          <table:table-cell table:number-columns-repeated="11" table:style-name="ce35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System Develop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Mobile Develop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Support</text:p>
          </table:table-cell>
          <table:table-cell table:style-name="ce19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Marketing Manager</text:p>
          </table:table-cell>
          <table:table-cell table:style-name="ce19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Sales Team</text:p>
          </table:table-cell>
          <table:table-cell table:style-name="ce19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Cleaner</text:p>
          </table:table-cell>
          <table:table-cell table:style-name="ce63"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Salaries</text:p>
          </table:table-cell>
          <table:table-cell table:style-name="ce32"/>
          <table:table-cell table:style-name="ce32" table:formula="of:=SUMPRODUCT([.B11:.B17];[.C11:.C17])/12" office:value-type="float" office:value="11083.3333333333">
            <text:p>11,083</text:p>
          </table:table-cell>
          <table:table-cell table:style-name="ce32" table:formula="of:=SUMPRODUCT([.B11:.B17];[.D11:.D17])/12" office:value-type="float" office:value="11083.3333333333">
            <text:p>11,083</text:p>
          </table:table-cell>
          <table:table-cell table:style-name="ce32" table:formula="of:=SUMPRODUCT([.B11:.B17];[.E11:.E17])/12" office:value-type="float" office:value="11083.3333333333">
            <text:p>11,083</text:p>
          </table:table-cell>
          <table:table-cell table:style-name="ce32" table:formula="of:=SUMPRODUCT([.B11:.B17];[.F11:.F17])/12" office:value-type="float" office:value="11083.3333333333">
            <text:p>11,083</text:p>
          </table:table-cell>
          <table:table-cell table:style-name="ce32" table:formula="of:=SUMPRODUCT([.B11:.B17];[.G11:.G17])/12" office:value-type="float" office:value="11083.3333333333">
            <text:p>11,083</text:p>
          </table:table-cell>
          <table:table-cell table:style-name="ce32" table:formula="of:=SUMPRODUCT([.B11:.B17];[.H11:.H17])/12" office:value-type="float" office:value="11083.3333333333">
            <text:p>11,083</text:p>
          </table:table-cell>
          <table:table-cell table:style-name="ce32" table:formula="of:=SUMPRODUCT([.B11:.B17];[.I11:.I17])/12" office:value-type="float" office:value="12750">
            <text:p>12,750</text:p>
          </table:table-cell>
          <table:table-cell table:style-name="ce32" table:formula="of:=SUMPRODUCT([.B11:.B17];[.J11:.J17])/12" office:value-type="float" office:value="12750">
            <text:p>12,750</text:p>
          </table:table-cell>
          <table:table-cell table:style-name="ce32" table:formula="of:=SUMPRODUCT([.B11:.B17];[.K11:.K17])/12" office:value-type="float" office:value="12750">
            <text:p>12,750</text:p>
          </table:table-cell>
          <table:table-cell table:style-name="ce32" table:formula="of:=SUMPRODUCT([.B11:.B17];[.L11:.L17])/12" office:value-type="float" office:value="13833.3333333333">
            <text:p>13,833</text:p>
          </table:table-cell>
          <table:table-cell table:style-name="ce32" table:formula="of:=SUMPRODUCT([.B11:.B17];[.M11:.M17])/12" office:value-type="float" office:value="15500">
            <text:p>15,500</text:p>
          </table:table-cell>
          <table:table-cell table:style-name="ce41" table:formula="of:=SUMPRODUCT([.B11:.B17];[.N11:.N17])/12" office:value-type="float" office:value="17500">
            <text:p>17,50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On-Costs</text:p>
          </table:table-cell>
          <table:table-cell table:style-name="ce64" office:value-type="percentage" office:value="0.15">
            <text:p>15%</text:p>
          </table:table-cell>
          <table:table-cell table:style-name="ce35" table:formula="of:=[.C18]*0.15" office:value-type="float" office:value="1662.5">
            <text:p>1,663</text:p>
          </table:table-cell>
          <table:table-cell table:style-name="ce35" table:formula="of:=[.D18]*0.15" office:value-type="float" office:value="1662.5">
            <text:p>1,663</text:p>
          </table:table-cell>
          <table:table-cell table:style-name="ce35" table:formula="of:=[.E18]*0.15" office:value-type="float" office:value="1662.5">
            <text:p>1,663</text:p>
          </table:table-cell>
          <table:table-cell table:style-name="ce35" table:formula="of:=[.F18]*0.15" office:value-type="float" office:value="1662.5">
            <text:p>1,663</text:p>
          </table:table-cell>
          <table:table-cell table:style-name="ce35" table:formula="of:=[.G18]*0.15" office:value-type="float" office:value="1662.5">
            <text:p>1,663</text:p>
          </table:table-cell>
          <table:table-cell table:style-name="ce35" table:formula="of:=[.H18]*0.15" office:value-type="float" office:value="1662.5">
            <text:p>1,663</text:p>
          </table:table-cell>
          <table:table-cell table:style-name="ce35" table:formula="of:=[.I18]*0.15" office:value-type="float" office:value="1912.5">
            <text:p>1,913</text:p>
          </table:table-cell>
          <table:table-cell table:style-name="ce35" table:formula="of:=[.J18]*0.15" office:value-type="float" office:value="1912.5">
            <text:p>1,913</text:p>
          </table:table-cell>
          <table:table-cell table:style-name="ce35" table:formula="of:=[.K18]*0.15" office:value-type="float" office:value="1912.5">
            <text:p>1,913</text:p>
          </table:table-cell>
          <table:table-cell table:style-name="ce35" table:formula="of:=[.L18]*0.15" office:value-type="float" office:value="2075">
            <text:p>2,075</text:p>
          </table:table-cell>
          <table:table-cell table:style-name="ce35" table:formula="of:=[.M18]*0.15" office:value-type="float" office:value="2325">
            <text:p>2,325</text:p>
          </table:table-cell>
          <table:table-cell table:style-name="ce42" table:formula="of:=[.N18]*0.15" office:value-type="float" office:value="2625">
            <text:p>2,62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Rent</text:p>
          </table:table-cell>
          <table:table-cell table:style-name="ce19" table:formula="of:=SUM([.C20:.N20])" office:value-type="float" office:value="6000">
            <text:p>6,000</text:p>
          </table:table-cell>
          <table:table-cell table:number-columns-repeated="11" office:value-type="float" office:value="500">
            <text:p>500</text:p>
          </table:table-cell>
          <table:table-cell table:style-name="ce42" office:value-type="float" office:value="500">
            <text:p>50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Telephone</text:p>
          </table:table-cell>
          <table:table-cell table:style-name="ce19"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42" office:value-type="float" office:value="45">
            <text:p>4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ISP</text:p>
          </table:table-cell>
          <table:table-cell table:style-name="ce19"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42" office:value-type="float" office:value="32">
            <text:p>32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Electricity</text:p>
          </table:table-cell>
          <table:table-cell table:style-name="ce19"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2" office:value-type="float" office:value="50">
            <text:p>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Gas</text:p>
          </table:table-cell>
          <table:table-cell table:style-name="ce19"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42" office:value-type="float" office:value="24">
            <text:p>24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Legal</text:p>
          </table:table-cell>
          <table:table-cell table:style-name="ce19"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42" office:value-type="float" office:value="56">
            <text:p>56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Accountants</text:p>
          </table:table-cell>
          <table:table-cell table:style-name="ce19"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42" office:value-type="float" office:value="42">
            <text:p>42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Bank Charges</text:p>
          </table:table-cell>
          <table:table-cell table:style-name="ce19" table:formula="of:=SUM([.C27:.N27])" office:value-type="float" office:value="6600">
            <text:p>6,600</text:p>
          </table:table-cell>
          <table:table-cell table:number-columns-repeated="11" office:value-type="float" office:value="550">
            <text:p>550</text:p>
          </table:table-cell>
          <table:table-cell table:style-name="ce42" office:value-type="float" office:value="550">
            <text:p>5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Travel</text:p>
          </table:table-cell>
          <table:table-cell table:style-name="ce19" table:formula="of:=SUM([.C28:.N28])" office:value-type="float" office:value="2160">
            <text:p>2,160</text:p>
          </table:table-cell>
          <table:table-cell table:number-columns-repeated="11" office:value-type="float" office:value="180">
            <text:p>180</text:p>
          </table:table-cell>
          <table:table-cell table:style-name="ce42" office:value-type="float" office:value="180">
            <text:p>18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Advertising</text:p>
          </table:table-cell>
          <table:table-cell table:style-name="ce19" table:formula="of:=SUM([.C29:.N29])" office:value-type="float" office:value="5400">
            <text:p>5,400</text:p>
          </table:table-cell>
          <table:table-cell table:number-columns-repeated="11" office:value-type="float" office:value="450">
            <text:p>450</text:p>
          </table:table-cell>
          <table:table-cell table:style-name="ce42" office:value-type="float" office:value="450">
            <text:p>4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Loans</text:p>
          </table:table-cell>
          <table:table-cell table:style-name="ce19" table:formula="of:=SUM([.C30:.N30])" office:value-type="float" office:value="4200">
            <text:p>4,200</text:p>
          </table:table-cell>
          <table:table-cell table:number-columns-repeated="11" office:value-type="float" office:value="350">
            <text:p>350</text:p>
          </table:table-cell>
          <table:table-cell table:style-name="ce42" office:value-type="float" office:value="350">
            <text:p>3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Insurance</text:p>
          </table:table-cell>
          <table:table-cell table:style-name="ce19" table:formula="of:=SUM([.C31:.N31])" office:value-type="float" office:value="2400">
            <text:p>2,400</text:p>
          </table:table-cell>
          <table:table-cell table:number-columns-repeated="11" office:value-type="float" office:value="200">
            <text:p>200</text:p>
          </table:table-cell>
          <table:table-cell table:style-name="ce42" office:value-type="float" office:value="200">
            <text:p>20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Employer Liability</text:p>
          </table:table-cell>
          <table:table-cell table:style-name="ce19"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2" office:value-type="float" office:value="50">
            <text:p>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Server Rental</text:p>
          </table:table-cell>
          <table:table-cell table:style-name="ce19" table:formula="of:=SUM([.C33:.N33])" office:value-type="float" office:value="1800">
            <text:p>1,800</text:p>
          </table:table-cell>
          <table:table-cell table:number-columns-repeated="4" office:value-type="float" office:value="75">
            <text:p>75</text:p>
          </table:table-cell>
          <table:table-cell table:number-columns-repeated="4" office:value-type="float" office:value="150">
            <text:p>150</text:p>
          </table:table-cell>
          <table:table-cell table:number-columns-repeated="3" office:value-type="float" office:value="225">
            <text:p>225</text:p>
          </table:table-cell>
          <table:table-cell table:style-name="ce42" office:value-type="float" office:value="225">
            <text:p>22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Computer Equipment</text:p>
          </table:table-cell>
          <table:table-cell table:style-name="ce19" table:formula="of:=SUM([.C34:.N34])" office:value-type="float" office:value="10750">
            <text:p>10,750</text:p>
          </table:table-cell>
          <table:table-cell table:formula="of:=1000*6 + 500*2 + 250*3" office:value-type="float" office:value="7750">
            <text:p>7,75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250">
            <text:p>1,250</text:p>
          </table:table-cell>
          <table:table-cell table:number-columns-repeated="3"/>
          <table:table-cell office:value-type="float" office:value="1500">
            <text:p>1,500</text:p>
          </table:table-cell>
          <table:table-cell table:number-columns-repeated="2"/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Mobile Hardware</text:p>
          </table:table-cell>
          <table:table-cell table:style-name="ce19" table:formula="of:=SUM([.C35:.N35])" office:value-type="float" office:value="2550">
            <text:p>2,550</text:p>
          </table:table-cell>
          <table:table-cell office:value-type="float" office:value="1750">
            <text:p>1,750</text:p>
          </table:table-cell>
          <table:table-cell/>
          <table:table-cell office:value-type="float" office:value="150">
            <text:p>150</text:p>
          </table:table-cell>
          <table:table-cell table:number-columns-repeated="3"/>
          <table:table-cell office:value-type="float" office:value="350">
            <text:p>350</text:p>
          </table:table-cell>
          <table:table-cell table:number-columns-repeated="4"/>
          <table:table-cell table:style-name="ce42" office:value-type="float" office:value="300">
            <text:p>30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Software</text:p>
          </table:table-cell>
          <table:table-cell table:style-name="ce19" table:formula="of:=SUM([.C36:.N36])" office:value-type="float" office:value="2500">
            <text:p>2,500</text:p>
          </table:table-cell>
          <table:table-cell office:value-type="float" office:value="2500">
            <text:p>2,500</text:p>
          </table:table-cell>
          <table:table-cell table:number-columns-repeated="10"/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5" office:value-type="string">
            <text:p>Total VAT</text:p>
          </table:table-cell>
          <table:table-cell table:style-name="ce19" table:formula="of:=SUM([.C37:.N37])" office:value-type="float" office:value="7988.33333333333">
            <text:p>7,988</text:p>
          </table:table-cell>
          <table:table-cell table:style-name="ce66" table:formula="of:=SUM([.C20:.C36])-(SUM([.C20:.C36])/120*100)" office:value-type="float" office:value="2434">
            <text:p>2,434</text:p>
          </table:table-cell>
          <table:table-cell table:style-name="ce66" table:formula="of:=SUM([.D20:.D36])-(SUM([.D20:.D36])/120*100)" office:value-type="float" office:value="434">
            <text:p>434</text:p>
          </table:table-cell>
          <table:table-cell table:style-name="ce66" table:formula="of:=SUM([.E20:.E36])-(SUM([.E20:.E36])/120*100)" office:value-type="float" office:value="500.666666666667">
            <text:p>501</text:p>
          </table:table-cell>
          <table:table-cell table:style-name="ce66" table:formula="of:=SUM([.F20:.F36])-(SUM([.F20:.F36])/120*100)" office:value-type="float" office:value="434">
            <text:p>434</text:p>
          </table:table-cell>
          <table:table-cell table:style-name="ce66" table:formula="of:=SUM([.G20:.G36])-(SUM([.G20:.G36])/120*100)" office:value-type="float" office:value="654.833333333334">
            <text:p>655</text:p>
          </table:table-cell>
          <table:table-cell table:style-name="ce66" table:formula="of:=SUM([.H20:.H36])-(SUM([.H20:.H36])/120*100)" office:value-type="float" office:value="446.5">
            <text:p>447</text:p>
          </table:table-cell>
          <table:table-cell table:style-name="ce66" table:formula="of:=SUM([.I20:.I36])-(SUM([.I20:.I36])/120*100)" office:value-type="float" office:value="504.833333333334">
            <text:p>505</text:p>
          </table:table-cell>
          <table:table-cell table:style-name="ce66" table:formula="of:=SUM([.J20:.J36])-(SUM([.J20:.J36])/120*100)" office:value-type="float" office:value="446.5">
            <text:p>447</text:p>
          </table:table-cell>
          <table:table-cell table:style-name="ce66" table:formula="of:=SUM([.K20:.K36])-(SUM([.K20:.K36])/120*100)" office:value-type="float" office:value="709">
            <text:p>709</text:p>
          </table:table-cell>
          <table:table-cell table:style-name="ce66" table:formula="of:=SUM([.L20:.L36])-(SUM([.L20:.L36])/120*100)" office:value-type="float" office:value="459">
            <text:p>459</text:p>
          </table:table-cell>
          <table:table-cell table:style-name="ce66" table:formula="of:=SUM([.M20:.M36])-(SUM([.M20:.M36])/120*100)" office:value-type="float" office:value="456">
            <text:p>456</text:p>
          </table:table-cell>
          <table:table-cell table:style-name="ce61" table:formula="of:=SUM([.N20:.N36])-(SUM([.N20:.N36])/120*100)" office:value-type="float" office:value="509">
            <text:p>509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6" office:value-type="string">
            <text:p>Total Cash Out</text:p>
          </table:table-cell>
          <table:table-cell table:style-name="ce32"/>
          <table:table-cell table:style-name="ce32" table:formula="of:=SUM([.C18:.C36])" office:value-type="float" office:value="27349.8333333333">
            <text:p>27,350</text:p>
          </table:table-cell>
          <table:table-cell table:style-name="ce32" table:formula="of:=SUM([.D18:.D36])" office:value-type="float" office:value="15349.8333333333">
            <text:p>15,350</text:p>
          </table:table-cell>
          <table:table-cell table:style-name="ce32" table:formula="of:=SUM([.E18:.E36])" office:value-type="float" office:value="15749.8333333333">
            <text:p>15,750</text:p>
          </table:table-cell>
          <table:table-cell table:style-name="ce32" table:formula="of:=SUM([.F18:.F36])" office:value-type="float" office:value="15349.8333333333">
            <text:p>15,350</text:p>
          </table:table-cell>
          <table:table-cell table:style-name="ce32" table:formula="of:=SUM([.G18:.G36])" office:value-type="float" office:value="16674.8333333333">
            <text:p>16,675</text:p>
          </table:table-cell>
          <table:table-cell table:style-name="ce32" table:formula="of:=SUM([.H18:.H36])" office:value-type="float" office:value="15424.8333333333">
            <text:p>15,425</text:p>
          </table:table-cell>
          <table:table-cell table:style-name="ce32" table:formula="of:=SUM([.I18:.I36])" office:value-type="float" office:value="17691.5">
            <text:p>17,692</text:p>
          </table:table-cell>
          <table:table-cell table:style-name="ce32" table:formula="of:=SUM([.J18:.J36])" office:value-type="float" office:value="17341.5">
            <text:p>17,342</text:p>
          </table:table-cell>
          <table:table-cell table:style-name="ce32" table:formula="of:=SUM([.K18:.K36])" office:value-type="float" office:value="18916.5">
            <text:p>18,917</text:p>
          </table:table-cell>
          <table:table-cell table:style-name="ce32" table:formula="of:=SUM([.L18:.L36])" office:value-type="float" office:value="18662.3333333333">
            <text:p>18,662</text:p>
          </table:table-cell>
          <table:table-cell table:style-name="ce32" table:formula="of:=SUM([.M18:.M36])" office:value-type="float" office:value="20561">
            <text:p>20,561</text:p>
          </table:table-cell>
          <table:table-cell table:style-name="ce41" table:formula="of:=SUM([.N18:.N36])" office:value-type="float" office:value="23179">
            <text:p>23,179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7"/>
          <table:table-cell table:style-name="ce35" table:number-columns-repeated="12"/>
          <table:table-cell table:style-name="ce42"/>
          <table:table-cell table:style-name="ce19"/>
          <table:table-cell table:number-columns-repeated="1009"/>
        </table:table-row>
        <table:table-row table:style-name="ro4" table:visibility="collapse">
          <table:table-cell table:style-name="ce51"/>
          <table:table-cell/>
          <table:table-cell table:formula="of:=[.C4]-[.C37]" office:value-type="float" office:value="-2434">
            <text:p>-2,434</text:p>
          </table:table-cell>
          <table:table-cell table:formula="of:=[.D4]-[.D37]" office:value-type="float" office:value="-434">
            <text:p>-434</text:p>
          </table:table-cell>
          <table:table-cell table:formula="of:=[.E4]-[.E37]" office:value-type="float" office:value="382.333333333333">
            <text:p>382</text:p>
          </table:table-cell>
          <table:table-cell table:formula="of:=[.F4]-[.F37]" office:value-type="float" office:value="844">
            <text:p>844</text:p>
          </table:table-cell>
          <table:table-cell table:formula="of:=[.G4]-[.G37]" office:value-type="float" office:value="756.166666666667">
            <text:p>756</text:p>
          </table:table-cell>
          <table:table-cell table:formula="of:=[.H4]-[.H37]" office:value-type="float" office:value="1377.5">
            <text:p>1,378</text:p>
          </table:table-cell>
          <table:table-cell table:formula="of:=[.I4]-[.I37]" office:value-type="float" office:value="1640.16666666667">
            <text:p>1,640</text:p>
          </table:table-cell>
          <table:table-cell table:formula="of:=[.J4]-[.J37]" office:value-type="float" office:value="2492.5">
            <text:p>2,493</text:p>
          </table:table-cell>
          <table:table-cell table:formula="of:=[.K4]-[.K37]" office:value-type="float" office:value="3225">
            <text:p>3,225</text:p>
          </table:table-cell>
          <table:table-cell table:formula="of:=[.L4]-[.L37]" office:value-type="float" office:value="3564">
            <text:p>3,564</text:p>
          </table:table-cell>
          <table:table-cell table:formula="of:=[.M4]-[.M37]" office:value-type="float" office:value="5006">
            <text:p>5,006</text:p>
          </table:table-cell>
          <table:table-cell table:style-name="ce42" table:formula="of:=[.N4]-[.N37]" office:value-type="float" office:value="6106">
            <text:p>6,106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To VAT</text:p>
          </table:table-cell>
          <table:table-cell table:number-columns-repeated="4"/>
          <table:table-cell table:formula="of:=SUM([.C40:.F40])" office:value-type="float" office:value="-1641.66666666667">
            <text:p>-1,642</text:p>
          </table:table-cell>
          <table:table-cell table:number-columns-repeated="2"/>
          <table:table-cell table:formula="of:=SUM([.G40:.I40])" office:value-type="float" office:value="3773.83333333333">
            <text:p>3,774</text:p>
          </table:table-cell>
          <table:table-cell table:number-columns-repeated="2"/>
          <table:table-cell table:formula="of:=SUM([.J40:.L40])" office:value-type="float" office:value="9281.5">
            <text:p>9,282</text:p>
          </table:table-cell>
          <table:table-cell/>
          <table:table-cell table:style-name="ce42"/>
          <table:table-cell table:style-name="ce19" table:formula="of:=SUM([.M40:.O40])" office:value-type="float" office:value="11112">
            <text:p>11,112</text:p>
          </table:table-cell>
          <table:table-cell table:number-columns-repeated="1009"/>
        </table:table-row>
        <table:table-row table:style-name="ro4">
          <table:table-cell table:style-name="ce58" office:value-type="string">
            <text:p>Cash Balance</text:p>
          </table:table-cell>
          <table:table-cell table:style-name="ce65" office:value-type="float" office:value="0">
            <text:p>0</text:p>
          </table:table-cell>
          <table:table-cell table:style-name="ce33" table:formula="of:=[.B42]+([.C7]-[.C38]-[.C40])" office:value-type="float" office:value="65084.1666666667">
            <text:p>65,084</text:p>
          </table:table-cell>
          <table:table-cell table:style-name="ce33" table:formula="of:=[.C42]+([.D7]-[.D38]-[.D40])" office:value-type="float" office:value="50168.3333333333">
            <text:p>50,168</text:p>
          </table:table-cell>
          <table:table-cell table:style-name="ce33" table:formula="of:=[.D42]+([.E7]-[.E38]-[.E40])" office:value-type="float" office:value="39334.1666666667">
            <text:p>39,334</text:p>
          </table:table-cell>
          <table:table-cell table:style-name="ce33" table:formula="of:=[.E42]+([.F7]-[.F38]-[.F40])" office:value-type="float" office:value="30808.3333333333">
            <text:p>30,808</text:p>
          </table:table-cell>
          <table:table-cell table:style-name="ce33" table:formula="of:=[.F42]+([.G7]-[.G38]-[.G40])" office:value-type="float" office:value="21843.3333333333">
            <text:p>21,843</text:p>
          </table:table-cell>
          <table:table-cell table:style-name="ce33" table:formula="of:=[.G42]+([.H7]-[.H38]-[.H40])" office:value-type="float" office:value="15985">
            <text:p>15,985</text:p>
          </table:table-cell>
          <table:table-cell table:style-name="ce33" table:formula="of:=[.H42]+([.I7]-[.I38]-[.I40])" office:value-type="float" office:value="9523.33333333332">
            <text:p>9,523</text:p>
          </table:table-cell>
          <table:table-cell table:style-name="ce33" table:formula="of:=[.I42]+([.J7]-[.J38]-[.J40])" office:value-type="float" office:value="7323.33333333332">
            <text:p>7,323</text:p>
          </table:table-cell>
          <table:table-cell table:style-name="ce33" table:formula="of:=[.J42]+([.K7]-[.K38]-[.K40])" office:value-type="float" office:value="8785.83333333332">
            <text:p>8,786</text:p>
          </table:table-cell>
          <table:table-cell table:style-name="ce33" table:formula="of:=[.K42]+([.L7]-[.L38]-[.L40])" office:value-type="float" office:value="10697.5">
            <text:p>10,698</text:p>
          </table:table-cell>
          <table:table-cell table:style-name="ce33" table:formula="of:=[.L42]+([.M7]-[.M38]-[.M40])" office:value-type="float" office:value="17902.5">
            <text:p>17,903</text:p>
          </table:table-cell>
          <table:table-cell table:style-name="ce44" table:formula="of:=[.M42]+([.N7]-[.N38]-[.N40])" office:value-type="float" office:value="28307.5">
            <text:p>28,308</text:p>
          </table:table-cell>
          <table:table-cell table:style-name="ce67"/>
          <table:table-cell table:style-name="ce45" table:number-columns-repeated="1009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sh Flow Year 2" table:style-name="ta1">
        <table:table-column table:style-name="co15" table:default-cell-style-name="ce36"/>
        <table:table-column table:style-name="co16" table:default-cell-style-name="ce36"/>
        <table:table-column table:style-name="co13" table:number-columns-repeated="12" table:default-cell-style-name="ce36"/>
        <table:table-column table:style-name="co16" table:default-cell-style-name="ce36"/>
        <table:table-column table:style-name="co1" table:number-columns-repeated="1009" table:default-cell-style-name="ce36"/>
        <table:table-row table:style-name="ro3">
          <table:table-cell table:style-name="ce49"/>
          <table:table-cell table:style-name="ce59"/>
          <table:table-cell table:style-name="ce59" office:value-type="string">
            <text:p>January</text:p>
          </table:table-cell>
          <table:table-cell table:style-name="ce59" office:value-type="string">
            <text:p>February</text:p>
          </table:table-cell>
          <table:table-cell table:style-name="ce59" office:value-type="string">
            <text:p>March</text:p>
          </table:table-cell>
          <table:table-cell table:style-name="ce59" office:value-type="string">
            <text:p>April</text:p>
          </table:table-cell>
          <table:table-cell table:style-name="ce59" office:value-type="string">
            <text:p>May</text:p>
          </table:table-cell>
          <table:table-cell table:style-name="ce59" office:value-type="string">
            <text:p>June</text:p>
          </table:table-cell>
          <table:table-cell table:style-name="ce59" office:value-type="string">
            <text:p>July</text:p>
          </table:table-cell>
          <table:table-cell table:style-name="ce59" office:value-type="string">
            <text:p>August</text:p>
          </table:table-cell>
          <table:table-cell table:style-name="ce59" office:value-type="string">
            <text:p>Sptmber</text:p>
          </table:table-cell>
          <table:table-cell table:style-name="ce59" office:value-type="string">
            <text:p>October</text:p>
          </table:table-cell>
          <table:table-cell table:style-name="ce59" office:value-type="string">
            <text:p>November</text:p>
          </table:table-cell>
          <table:table-cell table:style-name="ce60" office:value-type="string">
            <text:p>December</text:p>
          </table:table-cell>
          <table:table-cell table:style-name="ce29"/>
          <table:table-cell table:number-columns-repeated="1009"/>
        </table:table-row>
        <table:table-row table:style-name="ro4">
          <table:table-cell table:style-name="ce50" office:value-type="string">
            <text:p>Sales</text:p>
          </table:table-cell>
          <table:table-cell table:style-name="ce60"/>
          <table:table-cell table:style-name="ce59" table:number-columns-repeated="11"/>
          <table:table-cell table:style-name="ce60"/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Pre VAT</text:p>
          </table:table-cell>
          <table:table-cell table:style-name="ce42"/>
          <table:table-cell table:formula="of:=['Profit and Loss Year 2'.C8]" office:value-type="float" office:value="40060">
            <text:p>40,060</text:p>
          </table:table-cell>
          <table:table-cell table:formula="of:=['Profit and Loss Year 2'.D8]" office:value-type="float" office:value="49010">
            <text:p>49,010</text:p>
          </table:table-cell>
          <table:table-cell table:formula="of:=['Profit and Loss Year 2'.E8]" office:value-type="float" office:value="50000">
            <text:p>50,000</text:p>
          </table:table-cell>
          <table:table-cell table:formula="of:=['Profit and Loss Year 2'.F8]" office:value-type="float" office:value="48475">
            <text:p>48,475</text:p>
          </table:table-cell>
          <table:table-cell table:formula="of:=['Profit and Loss Year 2'.G8]" office:value-type="float" office:value="53750">
            <text:p>53,750</text:p>
          </table:table-cell>
          <table:table-cell table:formula="of:=['Profit and Loss Year 2'.H8]" office:value-type="float" office:value="58250">
            <text:p>58,250</text:p>
          </table:table-cell>
          <table:table-cell table:formula="of:=['Profit and Loss Year 2'.I8]" office:value-type="float" office:value="64125">
            <text:p>64,125</text:p>
          </table:table-cell>
          <table:table-cell table:formula="of:=['Profit and Loss Year 2'.J8]" office:value-type="float" office:value="62500">
            <text:p>62,500</text:p>
          </table:table-cell>
          <table:table-cell table:formula="of:=['Profit and Loss Year 2'.K8]" office:value-type="float" office:value="55950">
            <text:p>55,950</text:p>
          </table:table-cell>
          <table:table-cell table:formula="of:=['Profit and Loss Year 2'.L8]" office:value-type="float" office:value="62600">
            <text:p>62,600</text:p>
          </table:table-cell>
          <table:table-cell table:formula="of:=['Profit and Loss Year 2'.M8]" office:value-type="float" office:value="63750">
            <text:p>63,750</text:p>
          </table:table-cell>
          <table:table-cell table:style-name="ce42" table:formula="of:=['Profit and Loss Year 2'.N8]" office:value-type="float" office:value="70750">
            <text:p>70,7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VAT</text:p>
          </table:table-cell>
          <table:table-cell table:style-name="ce42"/>
          <table:table-cell table:formula="of:=([.C3]*[.C8])" office:value-type="float" office:value="8012">
            <text:p>8,012</text:p>
          </table:table-cell>
          <table:table-cell table:formula="of:=([.D3]*[.D8])" office:value-type="float" office:value="9802">
            <text:p>9,802</text:p>
          </table:table-cell>
          <table:table-cell table:formula="of:=([.E3]*[.E8])" office:value-type="float" office:value="10000">
            <text:p>10,000</text:p>
          </table:table-cell>
          <table:table-cell table:formula="of:=([.F3]*[.F8])" office:value-type="float" office:value="9695">
            <text:p>9,695</text:p>
          </table:table-cell>
          <table:table-cell table:formula="of:=([.G3]*[.G8])" office:value-type="float" office:value="10750">
            <text:p>10,750</text:p>
          </table:table-cell>
          <table:table-cell table:formula="of:=([.H3]*[.H8])" office:value-type="float" office:value="11650">
            <text:p>11,650</text:p>
          </table:table-cell>
          <table:table-cell table:formula="of:=([.I3]*[.I8])" office:value-type="float" office:value="12825">
            <text:p>12,825</text:p>
          </table:table-cell>
          <table:table-cell table:formula="of:=([.J3]*[.J8])" office:value-type="float" office:value="12500">
            <text:p>12,500</text:p>
          </table:table-cell>
          <table:table-cell table:formula="of:=([.K3]*[.K8])" office:value-type="float" office:value="11190">
            <text:p>11,190</text:p>
          </table:table-cell>
          <table:table-cell table:formula="of:=([.L3]*[.L8])" office:value-type="float" office:value="12520">
            <text:p>12,520</text:p>
          </table:table-cell>
          <table:table-cell table:formula="of:=([.M3]*[.M8])" office:value-type="float" office:value="12750">
            <text:p>12,750</text:p>
          </table:table-cell>
          <table:table-cell table:style-name="ce42" table:formula="of:=([.N3]*[.N8])" office:value-type="float" office:value="14150">
            <text:p>14,1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Loans</text:p>
          </table:table-cell>
          <table:table-cell table:style-name="ce42"/>
          <table:table-cell office:value-type="float" office:value="-30000">
            <text:p>-30,000</text:p>
          </table:table-cell>
          <table:table-cell table:style-name="ce25"/>
          <table:table-cell office:value-type="float" office:value="-30000">
            <text:p>-30,000</text:p>
          </table:table-cell>
          <table:table-cell office:value-type="float" office:value="-8000">
            <text:p>-8,000</text:p>
          </table:table-cell>
          <table:table-cell table:number-columns-repeated="7"/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Investment</text:p>
          </table:table-cell>
          <table:table-cell table:style-name="ce42"/>
          <table:table-cell table:style-name="ce66" table:number-columns-repeated="11"/>
          <table:table-cell table:style-name="ce61"/>
          <table:table-cell table:style-name="ce19"/>
          <table:table-cell table:number-columns-repeated="1009"/>
        </table:table-row>
        <table:table-row table:style-name="ro4">
          <table:table-cell table:style-name="ce52" office:value-type="string">
            <text:p>Total Cash In</text:p>
          </table:table-cell>
          <table:table-cell table:style-name="ce61"/>
          <table:table-cell table:style-name="ce32" table:formula="of:=SUM([.C2:.C6])" office:value-type="float" office:value="18072">
            <text:p>18,072</text:p>
          </table:table-cell>
          <table:table-cell table:style-name="ce32" table:formula="of:=SUM([.D2:.D6])" office:value-type="float" office:value="58812">
            <text:p>58,812</text:p>
          </table:table-cell>
          <table:table-cell table:style-name="ce32" table:formula="of:=SUM([.E2:.E6])" office:value-type="float" office:value="30000">
            <text:p>30,000</text:p>
          </table:table-cell>
          <table:table-cell table:style-name="ce32" table:formula="of:=SUM([.F2:.F6])" office:value-type="float" office:value="50170">
            <text:p>50,170</text:p>
          </table:table-cell>
          <table:table-cell table:style-name="ce32" table:formula="of:=SUM([.G2:.G6])" office:value-type="float" office:value="64500">
            <text:p>64,500</text:p>
          </table:table-cell>
          <table:table-cell table:style-name="ce32" table:formula="of:=SUM([.H2:.H6])" office:value-type="float" office:value="69900">
            <text:p>69,900</text:p>
          </table:table-cell>
          <table:table-cell table:style-name="ce32" table:formula="of:=SUM([.I2:.I6])" office:value-type="float" office:value="76950">
            <text:p>76,950</text:p>
          </table:table-cell>
          <table:table-cell table:style-name="ce32" table:formula="of:=SUM([.J2:.J6])" office:value-type="float" office:value="75000">
            <text:p>75,000</text:p>
          </table:table-cell>
          <table:table-cell table:style-name="ce32" table:formula="of:=SUM([.K2:.K6])" office:value-type="float" office:value="67140">
            <text:p>67,140</text:p>
          </table:table-cell>
          <table:table-cell table:style-name="ce32" table:formula="of:=SUM([.L2:.L6])" office:value-type="float" office:value="75120">
            <text:p>75,120</text:p>
          </table:table-cell>
          <table:table-cell table:style-name="ce32" table:formula="of:=SUM([.M2:.M6])" office:value-type="float" office:value="76500">
            <text:p>76,500</text:p>
          </table:table-cell>
          <table:table-cell table:style-name="ce41" table:formula="of:=SUM([.N2:.N6])" office:value-type="float" office:value="84900">
            <text:p>84,900</text:p>
          </table:table-cell>
          <table:table-cell table:style-name="ce19"/>
          <table:table-cell table:number-columns-repeated="1009"/>
        </table:table-row>
        <table:table-row table:style-name="ro4" table:visibility="collapse">
          <table:table-cell table:style-name="ce51" office:value-type="string">
            <text:p>VAT Rate</text:p>
          </table:table-cell>
          <table:table-cell/>
          <table:table-cell table:number-columns-repeated="11" office:value-type="float" office:value="0.2">
            <text:p>0</text:p>
          </table:table-cell>
          <table:table-cell table:style-name="ce42" office:value-type="float" office:value="0.2">
            <text:p>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1"/>
          <table:table-cell table:number-columns-repeated="12"/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3" office:value-type="string">
            <text:p>Overhead Costs</text:p>
          </table:table-cell>
          <table:table-cell table:style-name="ce62"/>
          <table:table-cell table:style-name="ce32" table:number-columns-repeated="11"/>
          <table:table-cell table:style-name="ce41"/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Director</text:p>
          </table:table-cell>
          <table:table-cell table:style-name="ce29" office:value-type="float" office:value="24000">
            <text:p>24,000</text:p>
          </table:table-cell>
          <table:table-cell table:style-name="ce47" office:value-type="float" office:value="1">
            <text:p>1</text:p>
          </table:table-cell>
          <table:table-cell table:number-columns-repeated="10" table:style-name="ce34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System Developer</text:p>
          </table:table-cell>
          <table:table-cell table:style-name="ce19" office:value-type="float" office:value="29000">
            <text:p>29,000</text:p>
          </table:table-cell>
          <table:table-cell table:style-name="ce16" office:value-type="float" office:value="2">
            <text:p>2</text:p>
          </table:table-cell>
          <table:table-cell table:number-columns-repeated="10" table:style-name="ce25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Mobile Developer</text:p>
          </table:table-cell>
          <table:table-cell table:style-name="ce19" office:value-type="float" office:value="27000">
            <text:p>27,000</text:p>
          </table:table-cell>
          <table:table-cell table:style-name="ce16" office:value-type="float" office:value="1">
            <text:p>1</text:p>
          </table:table-cell>
          <table:table-cell table:number-columns-repeated="4" table:style-name="ce25" office:value-type="float" office:value="1">
            <text:p>1</text:p>
          </table:table-cell>
          <table:table-cell table:number-columns-repeated="6" table:style-name="ce25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Support</text:p>
          </table:table-cell>
          <table:table-cell table:style-name="ce19" office:value-type="float" office:value="25000">
            <text:p>25,000</text:p>
          </table:table-cell>
          <table:table-cell table:style-name="ce16" office:value-type="float" office:value="3">
            <text:p>3</text:p>
          </table:table-cell>
          <table:table-cell table:number-columns-repeated="3" table:style-name="ce25" office:value-type="float" office:value="3">
            <text:p>3</text:p>
          </table:table-cell>
          <table:table-cell table:number-columns-repeated="7" table:style-name="ce25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Marketing Manager</text:p>
          </table:table-cell>
          <table:table-cell table:style-name="ce19" office:value-type="float" office:value="24000">
            <text:p>24,000</text:p>
          </table:table-cell>
          <table:table-cell table:style-name="ce16" office:value-type="float" office:value="1">
            <text:p>1</text:p>
          </table:table-cell>
          <table:table-cell table:number-columns-repeated="10"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Sales Team</text:p>
          </table:table-cell>
          <table:table-cell table:style-name="ce19" office:value-type="float" office:value="15000">
            <text:p>15,000</text:p>
          </table:table-cell>
          <table:table-cell table:style-name="ce16" office:value-type="float" office:value="2">
            <text:p>2</text:p>
          </table:table-cell>
          <table:table-cell table:number-columns-repeated="10" table:style-name="ce25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Cleaner</text:p>
          </table:table-cell>
          <table:table-cell table:style-name="ce19" office:value-type="float" office:value="9000">
            <text:p>9,000</text:p>
          </table:table-cell>
          <table:table-cell table:style-name="ce48" office:value-type="float" office:value="1">
            <text:p>1</text:p>
          </table:table-cell>
          <table:table-cell table:number-columns-repeated="10"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Salaries</text:p>
          </table:table-cell>
          <table:table-cell table:style-name="ce32"/>
          <table:table-cell table:style-name="ce32" table:formula="of:=SUMPRODUCT([.B11:.B17];[.C11:.C17])/12" office:value-type="float" office:value="20583.3333333333">
            <text:p>20,583</text:p>
          </table:table-cell>
          <table:table-cell table:style-name="ce32" table:formula="of:=SUMPRODUCT([.B11:.B17];[.D11:.D17])/12" office:value-type="float" office:value="21833.3333333333">
            <text:p>21,833</text:p>
          </table:table-cell>
          <table:table-cell table:style-name="ce32" table:formula="of:=SUMPRODUCT([.B11:.B17];[.E11:.E17])/12" office:value-type="float" office:value="21833.3333333333">
            <text:p>21,833</text:p>
          </table:table-cell>
          <table:table-cell table:style-name="ce32" table:formula="of:=SUMPRODUCT([.B11:.B17];[.F11:.F17])/12" office:value-type="float" office:value="21833.3333333333">
            <text:p>21,833</text:p>
          </table:table-cell>
          <table:table-cell table:style-name="ce32" table:formula="of:=SUMPRODUCT([.B11:.B17];[.G11:.G17])/12" office:value-type="float" office:value="23916.6666666667">
            <text:p>23,917</text:p>
          </table:table-cell>
          <table:table-cell table:style-name="ce32" table:formula="of:=SUMPRODUCT([.B11:.B17];[.H11:.H17])/12" office:value-type="float" office:value="26166.6666666667">
            <text:p>26,167</text:p>
          </table:table-cell>
          <table:table-cell table:style-name="ce32" table:formula="of:=SUMPRODUCT([.B11:.B17];[.I11:.I17])/12" office:value-type="float" office:value="26166.6666666667">
            <text:p>26,167</text:p>
          </table:table-cell>
          <table:table-cell table:style-name="ce32" table:formula="of:=SUMPRODUCT([.B11:.B17];[.J11:.J17])/12" office:value-type="float" office:value="26166.6666666667">
            <text:p>26,167</text:p>
          </table:table-cell>
          <table:table-cell table:style-name="ce32" table:formula="of:=SUMPRODUCT([.B11:.B17];[.K11:.K17])/12" office:value-type="float" office:value="26166.6666666667">
            <text:p>26,167</text:p>
          </table:table-cell>
          <table:table-cell table:style-name="ce32" table:formula="of:=SUMPRODUCT([.B11:.B17];[.L11:.L17])/12" office:value-type="float" office:value="26166.6666666667">
            <text:p>26,167</text:p>
          </table:table-cell>
          <table:table-cell table:style-name="ce32" table:formula="of:=SUMPRODUCT([.B11:.B17];[.M11:.M17])/12" office:value-type="float" office:value="26166.6666666667">
            <text:p>26,167</text:p>
          </table:table-cell>
          <table:table-cell table:style-name="ce41" table:formula="of:=SUMPRODUCT([.B11:.B17];[.N11:.N17])/12" office:value-type="float" office:value="26166.6666666667">
            <text:p>26,167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19" office:value-type="string">
            <text:p>On-Costs</text:p>
          </table:table-cell>
          <table:table-cell table:style-name="ce64" office:value-type="percentage" office:value="0.15">
            <text:p>15%</text:p>
          </table:table-cell>
          <table:table-cell table:style-name="ce35" table:formula="of:=[.C18]*0.15" office:value-type="float" office:value="3087.5">
            <text:p>3,088</text:p>
          </table:table-cell>
          <table:table-cell table:style-name="ce35" table:formula="of:=[.D18]*0.15" office:value-type="float" office:value="3275">
            <text:p>3,275</text:p>
          </table:table-cell>
          <table:table-cell table:style-name="ce35" table:formula="of:=[.E18]*0.15" office:value-type="float" office:value="3275">
            <text:p>3,275</text:p>
          </table:table-cell>
          <table:table-cell table:style-name="ce35" table:formula="of:=[.F18]*0.15" office:value-type="float" office:value="3275">
            <text:p>3,275</text:p>
          </table:table-cell>
          <table:table-cell table:style-name="ce35" table:formula="of:=[.G18]*0.15" office:value-type="float" office:value="3587.5">
            <text:p>3,588</text:p>
          </table:table-cell>
          <table:table-cell table:style-name="ce35" table:formula="of:=[.H18]*0.15" office:value-type="float" office:value="3925">
            <text:p>3,925</text:p>
          </table:table-cell>
          <table:table-cell table:style-name="ce35" table:formula="of:=[.I18]*0.15" office:value-type="float" office:value="3925">
            <text:p>3,925</text:p>
          </table:table-cell>
          <table:table-cell table:style-name="ce35" table:formula="of:=[.J18]*0.15" office:value-type="float" office:value="3925">
            <text:p>3,925</text:p>
          </table:table-cell>
          <table:table-cell table:style-name="ce35" table:formula="of:=[.K18]*0.15" office:value-type="float" office:value="3925">
            <text:p>3,925</text:p>
          </table:table-cell>
          <table:table-cell table:style-name="ce35" table:formula="of:=[.L18]*0.15" office:value-type="float" office:value="3925">
            <text:p>3,925</text:p>
          </table:table-cell>
          <table:table-cell table:style-name="ce35" table:formula="of:=[.M18]*0.15" office:value-type="float" office:value="3925">
            <text:p>3,925</text:p>
          </table:table-cell>
          <table:table-cell table:style-name="ce42" table:formula="of:=[.N18]*0.15" office:value-type="float" office:value="3925">
            <text:p>3,92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Rent</text:p>
          </table:table-cell>
          <table:table-cell table:style-name="ce19" office:value-type="float" office:value="1500">
            <text:p>1,500</text:p>
          </table:table-cell>
          <table:table-cell table:number-columns-repeated="11" office:value-type="float" office:value="500">
            <text:p>500</text:p>
          </table:table-cell>
          <table:table-cell table:style-name="ce42" office:value-type="float" office:value="500">
            <text:p>50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Telephone</text:p>
          </table:table-cell>
          <table:table-cell table:style-name="ce19"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42" office:value-type="float" office:value="45">
            <text:p>4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ISP</text:p>
          </table:table-cell>
          <table:table-cell table:style-name="ce19"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42" office:value-type="float" office:value="32">
            <text:p>32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Electricity</text:p>
          </table:table-cell>
          <table:table-cell table:style-name="ce19"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2" office:value-type="float" office:value="50">
            <text:p>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Gas</text:p>
          </table:table-cell>
          <table:table-cell table:style-name="ce19"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42" office:value-type="float" office:value="24">
            <text:p>24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Legal</text:p>
          </table:table-cell>
          <table:table-cell table:style-name="ce19"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42" office:value-type="float" office:value="56">
            <text:p>56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Accountants</text:p>
          </table:table-cell>
          <table:table-cell table:style-name="ce19"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42" office:value-type="float" office:value="42">
            <text:p>42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Bank Charges</text:p>
          </table:table-cell>
          <table:table-cell table:style-name="ce19" table:formula="of:=SUM([.C27:.N27])" office:value-type="float" office:value="835">
            <text:p>835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15">
            <text:p>15</text:p>
          </table:table-cell>
          <table:table-cell table:style-name="ce42" office:value-type="float" office:value="15">
            <text:p>1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Travel</text:p>
          </table:table-cell>
          <table:table-cell table:style-name="ce19" table:formula="of:=SUM([.C28:.N28])" office:value-type="float" office:value="2160">
            <text:p>2,160</text:p>
          </table:table-cell>
          <table:table-cell table:number-columns-repeated="11" office:value-type="float" office:value="180">
            <text:p>180</text:p>
          </table:table-cell>
          <table:table-cell table:style-name="ce42" office:value-type="float" office:value="180">
            <text:p>18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Advertising</text:p>
          </table:table-cell>
          <table:table-cell table:style-name="ce19" table:formula="of:=SUM([.C29:.N29])" office:value-type="float" office:value="5400">
            <text:p>5,400</text:p>
          </table:table-cell>
          <table:table-cell table:number-columns-repeated="11" office:value-type="float" office:value="450">
            <text:p>450</text:p>
          </table:table-cell>
          <table:table-cell table:style-name="ce42" office:value-type="float" office:value="450">
            <text:p>4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Loans</text:p>
          </table:table-cell>
          <table:table-cell table:style-name="ce19" table:formula="of:=SUM([.C30:.N30])" office:value-type="float" office:value="4200">
            <text:p>4,200</text:p>
          </table:table-cell>
          <table:table-cell table:number-columns-repeated="11" office:value-type="float" office:value="350">
            <text:p>350</text:p>
          </table:table-cell>
          <table:table-cell table:style-name="ce42" office:value-type="float" office:value="350">
            <text:p>3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Insurance</text:p>
          </table:table-cell>
          <table:table-cell table:style-name="ce19" table:formula="of:=SUM([.C31:.N31])" office:value-type="float" office:value="2400">
            <text:p>2,400</text:p>
          </table:table-cell>
          <table:table-cell table:number-columns-repeated="11" office:value-type="float" office:value="200">
            <text:p>200</text:p>
          </table:table-cell>
          <table:table-cell table:style-name="ce42" office:value-type="float" office:value="200">
            <text:p>20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Employer Liability</text:p>
          </table:table-cell>
          <table:table-cell table:style-name="ce19"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42" office:value-type="float" office:value="50">
            <text:p>5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Server Rental</text:p>
          </table:table-cell>
          <table:table-cell table:style-name="ce19" table:formula="of:=SUM([.C33:.N33])" office:value-type="float" office:value="1800">
            <text:p>1,800</text:p>
          </table:table-cell>
          <table:table-cell table:number-columns-repeated="4" office:value-type="float" office:value="75">
            <text:p>75</text:p>
          </table:table-cell>
          <table:table-cell table:number-columns-repeated="4" office:value-type="float" office:value="150">
            <text:p>150</text:p>
          </table:table-cell>
          <table:table-cell table:number-columns-repeated="3" office:value-type="float" office:value="225">
            <text:p>225</text:p>
          </table:table-cell>
          <table:table-cell table:style-name="ce42" office:value-type="float" office:value="225">
            <text:p>225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Computer Equipment</text:p>
          </table:table-cell>
          <table:table-cell table:style-name="ce19" table:formula="of:=SUM([.C34:.N34])" office:value-type="float" office:value="2250">
            <text:p>2,250</text:p>
          </table:table-cell>
          <table:table-cell office:value-type="float" office:value="1500">
            <text:p>1,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5"/>
          <table:table-cell office:value-type="float" office:value="250">
            <text:p>250</text:p>
          </table:table-cell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Mobile Hardware</text:p>
          </table:table-cell>
          <table:table-cell table:style-name="ce19" table:formula="of:=SUM([.C35:.N35])" office:value-type="float" office:value="1700">
            <text:p>1,700</text:p>
          </table:table-cell>
          <table:table-cell office:value-type="float" office:value="1000">
            <text:p>1,000</text:p>
          </table:table-cell>
          <table:table-cell table:number-columns-repeated="3"/>
          <table:table-cell office:value-type="float" office:value="200">
            <text:p>200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350">
            <text:p>350</text:p>
          </table:table-cell>
          <table:table-cell table:number-columns-repeated="2"/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4" office:value-type="string">
            <text:p>Software</text:p>
          </table:table-cell>
          <table:table-cell table:style-name="ce19" table:formula="of:=SUM([.C36:.N36])" office:value-type="float" office:value="1250">
            <text:p>1,250</text:p>
          </table:table-cell>
          <table:table-cell office:value-type="float" office:value="750">
            <text:p>75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6"/>
          <table:table-cell table:style-name="ce42"/>
          <table:table-cell table:style-name="ce19"/>
          <table:table-cell table:number-columns-repeated="1009"/>
        </table:table-row>
        <table:table-row table:style-name="ro4">
          <table:table-cell table:style-name="ce55" office:value-type="string">
            <text:p>Total VAT</text:p>
          </table:table-cell>
          <table:table-cell table:style-name="ce19" table:formula="of:=SUM([.C37:.N37])" office:value-type="float" office:value="5260.83333333333">
            <text:p>5,261</text:p>
          </table:table-cell>
          <table:table-cell table:style-name="ce66" table:formula="of:=SUM([.C20:.C36])-(SUM([.C20:.C36])/120*100)" office:value-type="float" office:value="934">
            <text:p>934</text:p>
          </table:table-cell>
          <table:table-cell table:style-name="ce66" table:formula="of:=SUM([.D20:.D36])-(SUM([.D20:.D36])/120*100)" office:value-type="float" office:value="392.333333333333">
            <text:p>392</text:p>
          </table:table-cell>
          <table:table-cell table:style-name="ce66" table:formula="of:=SUM([.E20:.E36])-(SUM([.E20:.E36])/120*100)" office:value-type="float" office:value="359">
            <text:p>359</text:p>
          </table:table-cell>
          <table:table-cell table:style-name="ce66" table:formula="of:=SUM([.F20:.F36])-(SUM([.F20:.F36])/120*100)" office:value-type="float" office:value="344.833333333333">
            <text:p>345</text:p>
          </table:table-cell>
          <table:table-cell table:style-name="ce66" table:formula="of:=SUM([.G20:.G36])-(SUM([.G20:.G36])/120*100)" office:value-type="float" office:value="557.333333333334">
            <text:p>557</text:p>
          </table:table-cell>
          <table:table-cell table:style-name="ce66" table:formula="of:=SUM([.H20:.H36])-(SUM([.H20:.H36])/120*100)" office:value-type="float" office:value="357.333333333333">
            <text:p>357</text:p>
          </table:table-cell>
          <table:table-cell table:style-name="ce66" table:formula="of:=SUM([.I20:.I36])-(SUM([.I20:.I36])/120*100)" office:value-type="float" office:value="382.333333333333">
            <text:p>382</text:p>
          </table:table-cell>
          <table:table-cell table:style-name="ce66" table:formula="of:=SUM([.J20:.J36])-(SUM([.J20:.J36])/120*100)" office:value-type="float" office:value="357.333333333333">
            <text:p>357</text:p>
          </table:table-cell>
          <table:table-cell table:style-name="ce66" table:formula="of:=SUM([.K20:.K36])-(SUM([.K20:.K36])/120*100)" office:value-type="float" office:value="428.166666666667">
            <text:p>428</text:p>
          </table:table-cell>
          <table:table-cell table:style-name="ce66" table:formula="of:=SUM([.L20:.L36])-(SUM([.L20:.L36])/120*100)" office:value-type="float" office:value="369.833333333333">
            <text:p>370</text:p>
          </table:table-cell>
          <table:table-cell table:style-name="ce66" table:formula="of:=SUM([.M20:.M36])-(SUM([.M20:.M36])/120*100)" office:value-type="float" office:value="408.5">
            <text:p>409</text:p>
          </table:table-cell>
          <table:table-cell table:style-name="ce61" table:formula="of:=SUM([.N20:.N36])-(SUM([.N20:.N36])/120*100)" office:value-type="float" office:value="369.833333333333">
            <text:p>37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6" office:value-type="string">
            <text:p>Total Cash Out</text:p>
          </table:table-cell>
          <table:table-cell table:style-name="ce32"/>
          <table:table-cell table:style-name="ce32" table:formula="of:=SUM([.C18:.C36])" office:value-type="float" office:value="29274.8333333333">
            <text:p>29,275</text:p>
          </table:table-cell>
          <table:table-cell table:style-name="ce32" table:formula="of:=SUM([.D18:.D36])" office:value-type="float" office:value="27462.3333333333">
            <text:p>27,462</text:p>
          </table:table-cell>
          <table:table-cell table:style-name="ce32" table:formula="of:=SUM([.E18:.E36])" office:value-type="float" office:value="27262.3333333333">
            <text:p>27,262</text:p>
          </table:table-cell>
          <table:table-cell table:style-name="ce32" table:formula="of:=SUM([.F18:.F36])" office:value-type="float" office:value="27177.3333333333">
            <text:p>27,177</text:p>
          </table:table-cell>
          <table:table-cell table:style-name="ce32" table:formula="of:=SUM([.G18:.G36])" office:value-type="float" office:value="30848.1666666667">
            <text:p>30,848</text:p>
          </table:table-cell>
          <table:table-cell table:style-name="ce32" table:formula="of:=SUM([.H18:.H36])" office:value-type="float" office:value="32235.6666666667">
            <text:p>32,236</text:p>
          </table:table-cell>
          <table:table-cell table:style-name="ce32" table:formula="of:=SUM([.I18:.I36])" office:value-type="float" office:value="32385.6666666667">
            <text:p>32,386</text:p>
          </table:table-cell>
          <table:table-cell table:style-name="ce32" table:formula="of:=SUM([.J18:.J36])" office:value-type="float" office:value="32235.6666666667">
            <text:p>32,236</text:p>
          </table:table-cell>
          <table:table-cell table:style-name="ce32" table:formula="of:=SUM([.K18:.K36])" office:value-type="float" office:value="32660.6666666667">
            <text:p>32,661</text:p>
          </table:table-cell>
          <table:table-cell table:style-name="ce32" table:formula="of:=SUM([.L18:.L36])" office:value-type="float" office:value="32310.6666666667">
            <text:p>32,311</text:p>
          </table:table-cell>
          <table:table-cell table:style-name="ce32" table:formula="of:=SUM([.M18:.M36])" office:value-type="float" office:value="32542.6666666667">
            <text:p>32,543</text:p>
          </table:table-cell>
          <table:table-cell table:style-name="ce41" table:formula="of:=SUM([.N18:.N36])" office:value-type="float" office:value="32310.6666666667">
            <text:p>32,311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7"/>
          <table:table-cell table:style-name="ce35" table:number-columns-repeated="12"/>
          <table:table-cell table:style-name="ce42"/>
          <table:table-cell table:style-name="ce19"/>
          <table:table-cell table:number-columns-repeated="1009"/>
        </table:table-row>
        <table:table-row table:style-name="ro4" table:visibility="collapse">
          <table:table-cell table:style-name="ce51"/>
          <table:table-cell/>
          <table:table-cell table:formula="of:=[.C4]-[.C37]" office:value-type="float" office:value="7078">
            <text:p>7,078</text:p>
          </table:table-cell>
          <table:table-cell table:formula="of:=[.D4]-[.D37]" office:value-type="float" office:value="9409.66666666667">
            <text:p>9,410</text:p>
          </table:table-cell>
          <table:table-cell table:formula="of:=[.E4]-[.E37]" office:value-type="float" office:value="9641">
            <text:p>9,641</text:p>
          </table:table-cell>
          <table:table-cell table:formula="of:=[.F4]-[.F37]" office:value-type="float" office:value="9350.16666666667">
            <text:p>9,350</text:p>
          </table:table-cell>
          <table:table-cell table:formula="of:=[.G4]-[.G37]" office:value-type="float" office:value="10192.6666666667">
            <text:p>10,193</text:p>
          </table:table-cell>
          <table:table-cell table:formula="of:=[.H4]-[.H37]" office:value-type="float" office:value="11292.6666666667">
            <text:p>11,293</text:p>
          </table:table-cell>
          <table:table-cell table:formula="of:=[.I4]-[.I37]" office:value-type="float" office:value="12442.6666666667">
            <text:p>12,443</text:p>
          </table:table-cell>
          <table:table-cell table:formula="of:=[.J4]-[.J37]" office:value-type="float" office:value="12142.6666666667">
            <text:p>12,143</text:p>
          </table:table-cell>
          <table:table-cell table:formula="of:=[.K4]-[.K37]" office:value-type="float" office:value="10761.8333333333">
            <text:p>10,762</text:p>
          </table:table-cell>
          <table:table-cell table:formula="of:=[.L4]-[.L37]" office:value-type="float" office:value="12150.1666666667">
            <text:p>12,150</text:p>
          </table:table-cell>
          <table:table-cell table:formula="of:=[.M4]-[.M37]" office:value-type="float" office:value="12341.5">
            <text:p>12,342</text:p>
          </table:table-cell>
          <table:table-cell table:style-name="ce42" table:formula="of:=[.N4]-[.N37]" office:value-type="float" office:value="13780.1666666667">
            <text:p>13,780</text:p>
          </table:table-cell>
          <table:table-cell table:style-name="ce19"/>
          <table:table-cell table:number-columns-repeated="1009"/>
        </table:table-row>
        <table:table-row table:style-name="ro4">
          <table:table-cell table:style-name="ce51" office:value-type="string">
            <text:p>To VAT</text:p>
          </table:table-cell>
          <table:table-cell/>
          <table:table-cell table:formula="of:=['Cash Flow Year 1'.O41]+[.C40]" office:value-type="float" office:value="18190">
            <text:p>18,190</text:p>
          </table:table-cell>
          <table:table-cell table:number-columns-repeated="2"/>
          <table:table-cell table:formula="of:=SUM([.C40:.F40])" office:value-type="float" office:value="35478.8333333333">
            <text:p>35,479</text:p>
          </table:table-cell>
          <table:table-cell table:number-columns-repeated="2"/>
          <table:table-cell table:formula="of:=SUM([.G40:.I40])" office:value-type="float" office:value="33928">
            <text:p>33,928</text:p>
          </table:table-cell>
          <table:table-cell table:number-columns-repeated="2"/>
          <table:table-cell table:formula="of:=SUM([.J40:.L40])" office:value-type="float" office:value="35054.6666666667">
            <text:p>35,055</text:p>
          </table:table-cell>
          <table:table-cell/>
          <table:table-cell table:style-name="ce42"/>
          <table:table-cell table:style-name="ce19" table:formula="of:=SUM([.M40:.O40])" office:value-type="float" office:value="26121.6666666667">
            <text:p>26,122</text:p>
          </table:table-cell>
          <table:table-cell table:number-columns-repeated="1009"/>
        </table:table-row>
        <table:table-row table:style-name="ro4">
          <table:table-cell table:style-name="ce58" office:value-type="string">
            <text:p>Cash Balance</text:p>
          </table:table-cell>
          <table:table-cell table:style-name="ce65" table:formula="of:=['Cash Flow Year 1'.N42]" office:value-type="float" office:value="28307.5">
            <text:p>28,308</text:p>
          </table:table-cell>
          <table:table-cell table:style-name="ce33" table:formula="of:=[.B42]+([.C7]-[.C38]-[.C40])" office:value-type="float" office:value="10026.6666666667">
            <text:p>10,027</text:p>
          </table:table-cell>
          <table:table-cell table:style-name="ce33" table:formula="of:=[.C42]+([.D7]-[.D38]-[.D40])" office:value-type="float" office:value="31966.6666666667">
            <text:p>31,967</text:p>
          </table:table-cell>
          <table:table-cell table:style-name="ce33" table:formula="of:=[.D42]+([.E7]-[.E38]-[.E40])" office:value-type="float" office:value="25063.3333333333">
            <text:p>25,063</text:p>
          </table:table-cell>
          <table:table-cell table:style-name="ce33" table:formula="of:=[.E42]+([.F7]-[.F38]-[.F40])" office:value-type="float" office:value="38705.8333333333">
            <text:p>38,706</text:p>
          </table:table-cell>
          <table:table-cell table:style-name="ce33" table:formula="of:=[.F42]+([.G7]-[.G38]-[.G40])" office:value-type="float" office:value="62165">
            <text:p>62,165</text:p>
          </table:table-cell>
          <table:table-cell table:style-name="ce33" table:formula="of:=[.G42]+([.H7]-[.H38]-[.H40])" office:value-type="float" office:value="88536.6666666667">
            <text:p>88,537</text:p>
          </table:table-cell>
          <table:table-cell table:style-name="ce33" table:formula="of:=[.H42]+([.I7]-[.I38]-[.I40])" office:value-type="float" office:value="120658.333333333">
            <text:p>120,658</text:p>
          </table:table-cell>
          <table:table-cell table:style-name="ce33" table:formula="of:=[.I42]+([.J7]-[.J38]-[.J40])" office:value-type="float" office:value="151280">
            <text:p>151,280</text:p>
          </table:table-cell>
          <table:table-cell table:style-name="ce33" table:formula="of:=[.J42]+([.K7]-[.K38]-[.K40])" office:value-type="float" office:value="174997.5">
            <text:p>174,998</text:p>
          </table:table-cell>
          <table:table-cell table:style-name="ce33" table:formula="of:=[.K42]+([.L7]-[.L38]-[.L40])" office:value-type="float" office:value="205656.666666667">
            <text:p>205,657</text:p>
          </table:table-cell>
          <table:table-cell table:style-name="ce33" table:formula="of:=[.L42]+([.M7]-[.M38]-[.M40])" office:value-type="float" office:value="237272.5">
            <text:p>237,273</text:p>
          </table:table-cell>
          <table:table-cell table:style-name="ce44" table:formula="of:=[.M42]+([.N7]-[.N38]-[.N40])" office:value-type="float" office:value="276081.666666667">
            <text:p>276,082</text:p>
          </table:table-cell>
          <table:table-cell table:style-name="ce67"/>
          <table:table-cell table:style-name="ce45" table:number-columns-repeated="1009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lance Sheet Year 1" table:style-name="ta1">
        <table:table-column table:style-name="co1" table:default-cell-style-name="ce69"/>
        <table:table-column table:style-name="co17" table:default-cell-style-name="ce69"/>
        <table:table-column table:style-name="co18" table:default-cell-style-name="ce69"/>
        <table:table-column table:style-name="co1" table:number-columns-repeated="1021" table:default-cell-style-name="ce69"/>
        <table:table-row table:style-name="ro1">
          <table:table-cell table:style-name="ce68" office:value-type="string" table:number-columns-spanned="3" table:number-rows-spanned="1">
            <text:p>Fixed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['Cash Flow Year 1'.B34]" office:value-type="float" office:value="10750">
            <text:p>10,7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bile Hardware</text:p>
          </table:table-cell>
          <table:table-cell table:formula="of:=['Cash Flow Year 1'.B35]" office:value-type="float" office:value="2550">
            <text:p>2,550</text:p>
          </table:table-cell>
          <table:table-cell table:number-columns-repeated="1021"/>
        </table:table-row>
        <table:table-row table:style-name="ro1">
          <table:table-cell table:style-name="ce70" table:number-columns-repeated="2"/>
          <table:table-cell table:style-name="ce70" table:formula="of:=SUM([.C2:.C3])" office:value-type="float" office:value="13300">
            <text:p>13,300</text:p>
          </table:table-cell>
          <table:table-cell table:style-name="ce7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table:number-columns-spanned="3" table:number-rows-spanned="1">
            <text:p>Curren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 Year 1'.N42]" office:value-type="float" office:value="28307.5">
            <text:p>28,3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ccounts Received</text:p>
          </table:table-cell>
          <table:table-cell office:value-type="float" office:value="5143">
            <text:p>5,143</text:p>
          </table:table-cell>
          <table:table-cell table:number-columns-repeated="1021"/>
        </table:table-row>
        <table:table-row table:style-name="ro1">
          <table:table-cell table:style-name="ce70" table:number-columns-repeated="2"/>
          <table:table-cell table:style-name="ce70" table:formula="of:=SUM([.C7:.C8])" office:value-type="float" office:value="33450.5">
            <text:p>33,451</text:p>
          </table:table-cell>
          <table:table-cell table:style-name="ce7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table:number-columns-spanned="3" table:number-rows-spanned="1">
            <text:p>Current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 Year 1'.O41]" office:value-type="float" office:value="11112">
            <text:p>11,112</text:p>
          </table:table-cell>
          <table:table-cell table:number-columns-repeated="1021"/>
        </table:table-row>
        <table:table-row table:style-name="ro1">
          <table:table-cell table:style-name="ce70" table:number-columns-repeated="2"/>
          <table:table-cell table:style-name="ce70" table:formula="of:=SUM([.C12])" office:value-type="float" office:value="11112">
            <text:p>11,112</text:p>
          </table:table-cell>
          <table:table-cell table:style-name="ce7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9]-[.C13]" office:value-type="float" office:value="22338.5">
            <text:p>22,33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1"/>
          <table:table-cell table:style-name="ce71" office:value-type="string">
            <text:p>Total Assets – Current Liabilities</text:p>
          </table:table-cell>
          <table:table-cell table:style-name="ce71" table:formula="of:=[.C4]+[.C15]" office:value-type="float" office:value="35638.5">
            <text:p>35,639</text:p>
          </table:table-cell>
          <table:table-cell table:style-name="ce7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table:number-columns-spanned="3" table:number-rows-spanned="1">
            <text:p>Long Term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Loan</text:p>
          </table:table-cell>
          <table:table-cell table:formula="of:=['Cash Flow Year 1'.C5]" office:value-type="float" office:value="60000">
            <text:p>60,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0" table:formula="of:=SUM([.C20])" office:value-type="float" office:value="60000">
            <text:p>60,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table:number-columns-spanned="3" table:number-rows-spanned="1">
            <text:p>Ne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 Year 1'.C6]" office:value-type="float" office:value="30000">
            <text:p>30,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 and Loss Year 1'.N38]" office:value-type="float" office:value="-54360.8333333333">
            <text:p>-54,361</text:p>
          </table:table-cell>
          <table:table-cell table:number-columns-repeated="1021"/>
        </table:table-row>
        <table:table-row table:style-name="ro1">
          <table:table-cell table:style-name="ce72" table:number-columns-repeated="2"/>
          <table:table-cell table:style-name="ce73" table:formula="of:=SUM([.C24:.C25];[.C21])" office:value-type="float" office:value="35639.1666666667">
            <text:p>35,639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 Sheet Year 2" table:style-name="ta1">
        <table:table-column table:style-name="co1" table:default-cell-style-name="ce69"/>
        <table:table-column table:style-name="co17" table:default-cell-style-name="ce69"/>
        <table:table-column table:style-name="co19" table:default-cell-style-name="ce69"/>
        <table:table-column table:style-name="co1" table:number-columns-repeated="1021" table:default-cell-style-name="ce69"/>
        <table:table-row table:style-name="ro1">
          <table:table-cell table:style-name="ce68" office:value-type="string" table:number-columns-spanned="3" table:number-rows-spanned="1">
            <text:p>Fixed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omputer Equipment</text:p>
          </table:table-cell>
          <table:table-cell table:formula="of:=['Cash Flow Year 2'.B34]" office:value-type="float" office:value="2250">
            <text:p>2,2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bile Hardware</text:p>
          </table:table-cell>
          <table:table-cell table:formula="of:=['Cash Flow Year 2'.B35]" office:value-type="float" office:value="1700">
            <text:p>1,7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ftware</text:p>
          </table:table-cell>
          <table:table-cell table:formula="of:=['Cash Flow Year 2'.B36]" office:value-type="float" office:value="1250">
            <text:p>1,250</text:p>
          </table:table-cell>
          <table:table-cell table:number-columns-repeated="1021"/>
        </table:table-row>
        <table:table-row table:style-name="ro1">
          <table:table-cell table:style-name="ce70" table:number-columns-repeated="2"/>
          <table:table-cell table:style-name="ce70" table:formula="of:=SUM([.C2:.C4])" office:value-type="float" office:value="5200">
            <text:p>5,200</text:p>
          </table:table-cell>
          <table:table-cell table:style-name="ce7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table:number-columns-spanned="3" table:number-rows-spanned="1">
            <text:p>Curren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sh</text:p>
          </table:table-cell>
          <table:table-cell table:formula="of:=['Cash Flow Year 2'.N42]" office:value-type="float" office:value="276081.666666667">
            <text:p>276,0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568">
            <text:p>35,568</text:p>
          </table:table-cell>
          <table:table-cell table:style-name="ce74"/>
          <table:table-cell table:number-columns-repeated="1020"/>
        </table:table-row>
        <table:table-row table:style-name="ro1">
          <table:table-cell table:style-name="ce70" table:number-columns-repeated="2"/>
          <table:table-cell table:style-name="ce70" table:formula="of:=SUM([.C8:.C9])" office:value-type="float" office:value="311649.666666667">
            <text:p>311,650</text:p>
          </table:table-cell>
          <table:table-cell table:style-name="ce7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table:number-columns-spanned="3" table:number-rows-spanned="1">
            <text:p>Current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AT</text:p>
          </table:table-cell>
          <table:table-cell table:formula="of:=['Cash Flow Year 2'.O41]" office:value-type="float" office:value="26121.6666666667">
            <text:p>26,122</text:p>
          </table:table-cell>
          <table:table-cell table:number-columns-repeated="1021"/>
        </table:table-row>
        <table:table-row table:style-name="ro1">
          <table:table-cell table:style-name="ce70" table:number-columns-repeated="2"/>
          <table:table-cell table:style-name="ce70" table:formula="of:=SUM([.C13])" office:value-type="float" office:value="26121.6666666667">
            <text:p>26,122</text:p>
          </table:table-cell>
          <table:table-cell table:style-name="ce7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et Current Assets</text:p>
          </table:table-cell>
          <table:table-cell table:formula="of:=[.C10]-[.C14]" office:value-type="float" office:value="285528">
            <text:p>285,5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1"/>
          <table:table-cell table:style-name="ce71" office:value-type="string">
            <text:p>Total Assets – Current Liabilities</text:p>
          </table:table-cell>
          <table:table-cell table:style-name="ce71" table:formula="of:=[.C5]+[.C16]" office:value-type="float" office:value="290728">
            <text:p>290,728</text:p>
          </table:table-cell>
          <table:table-cell table:style-name="ce7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table:number-columns-spanned="3" table:number-rows-spanned="1">
            <text:p>Long Term Liabiliti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Loan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0" table:formula="of:=SUM([.C2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table:number-columns-spanned="3" table:number-rows-spanned="1">
            <text:p>Net Asse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apital</text:p>
          </table:table-cell>
          <table:table-cell table:formula="of:=['Cash Flow Year 1'.C6]" office:value-type="float" office:value="30000">
            <text:p>30,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tained Profit</text:p>
          </table:table-cell>
          <table:table-cell table:formula="of:=['Profit and Loss Year 2'.N38]" office:value-type="float" office:value="260728.333333333">
            <text:p>260,728</text:p>
          </table:table-cell>
          <table:table-cell table:number-columns-repeated="1021"/>
        </table:table-row>
        <table:table-row table:style-name="ro1">
          <table:table-cell table:style-name="ce72" table:number-columns-repeated="2"/>
          <table:table-cell table:style-name="ce73" table:formula="of:=SUM([.C25:.C26];[.C22])" office:value-type="float" office:value="290728.333333333">
            <text:p>290,728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3" number:min-integer-digits="1"/>
      <number:text>%</number:text>
    </number:percentag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5" number:min-integer-digits="1"/>
      <number:text>%</number:text>
    </number:percentage-style>
    <number:percentage-style style:name="N115">
      <number:number number:decimal-places="6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2cm" fo:margin-right="1.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3-03-12T14:05:25</meta:creation-date>
    <dc:date>2013-03-20T17:11:20</dc:date>
    <dc:creator>Alex Brown</dc:creator>
    <meta:editing-duration>PT4H21M55S</meta:editing-duration>
    <meta:editing-cycles>27</meta:editing-cycles>
    <meta:generator>LibreOffice/3.5$Linux_x86 LibreOffice_project/350m1$Build-2</meta:generator>
    <meta:document-statistic meta:table-count="9" meta:cell-count="2020" meta:object-count="0"/>
  </office:meta>
</office:document-meta>
</file>